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style:writing-mode="lr-tb"/>
      <style:text-properties fo:color="#0000ff" fo:font-size="10pt" fo:language="zxx" fo:country="none" style:text-underline-style="solid" style:text-underline-width="auto" style:text-underline-color="font-color" style:font-size-asian="10pt" style:language-asian="zxx" style:country-asian="none" style:font-name-complex="Times New Roman" style:font-size-complex="10pt"/>
    </style:style>
    <style:style style:name="P3" style:family="paragraph" style:parent-style-name="toc_20_1">
      <style:paragraph-properties style:writing-mode="lr-tb">
        <style:tab-stops>
          <style:tab-stop style:position="6.5244in" style:type="right" style:leader-style="dotted" style:leader-text="."/>
        </style:tab-stops>
      </style:paragraph-properties>
    </style:style>
    <style:style style:name="P4" style:family="paragraph" style:parent-style-name="heading_20_1">
      <style:paragraph-properties fo:margin-left="0.3937in" fo:margin-right="0in" fo:text-indent="0in" style:auto-text-indent="false" style:writing-mode="lr-tb"/>
    </style:style>
    <style:style style:name="P5" style:family="paragraph" style:parent-style-name="heading_20_2">
      <style:paragraph-properties fo:margin-left="0.3937in" fo:margin-right="0in" fo:text-indent="0in" style:auto-text-indent="false" style:writing-mode="lr-tb"/>
    </style:style>
    <style:style style:name="P6" style:family="paragraph" style:parent-style-name="heading_20_3">
      <style:paragraph-properties fo:margin-left="0.3937in" fo:margin-right="0in" fo:text-indent="0in" style:auto-text-indent="false" style:writing-mode="lr-tb"/>
    </style:style>
    <style:style style:name="P7" style:family="paragraph" style:parent-style-name="Standard">
      <style:paragraph-properties fo:margin-left="0.3937in" fo:margin-right="0in" fo:text-indent="0in" style:auto-text-indent="false" style:writing-mode="lr-tb"/>
    </style:style>
    <style:style style:name="P8" style:family="paragraph" style:parent-style-name="heading_20_1">
      <style:paragraph-properties fo:margin-left="0.3937in" fo:margin-right="0in" fo:text-indent="0in" style:auto-text-indent="false" fo:break-before="page" style:writing-mode="lr-tb"/>
    </style:style>
    <style:style style:name="P9" style:family="paragraph" style:parent-style-name="Contents_20_2">
      <style:paragraph-properties>
        <style:tab-stops>
          <style:tab-stop style:position="6.4965in" style:type="right" style:leader-style="dotted" style:leader-text="."/>
        </style:tab-stops>
      </style:paragraph-properties>
    </style:style>
    <style:style style:name="P10" style:family="paragraph" style:parent-style-name="Contents_20_1">
      <style:paragraph-properties>
        <style:tab-stops>
          <style:tab-stop style:position="6.6929in" style:type="right" style:leader-style="dotted" style:leader-text="."/>
        </style:tab-stops>
      </style:paragraph-properties>
    </style:style>
    <style:style style:name="P11" style:family="paragraph" style:parent-style-name="Contents_20_3">
      <style:paragraph-properties>
        <style:tab-stops>
          <style:tab-stop style:position="6.3in" style:type="right" style:leader-style="dotted" style:leader-text="."/>
        </style:tab-stops>
      </style:paragraph-properties>
    </style:style>
    <style:style style:name="P12" style:family="paragraph" style:parent-style-name="Standard">
      <style:paragraph-properties fo:text-align="start" style:justify-single-word="false"/>
    </style:style>
    <style:style style:name="P13" style:family="paragraph" style:parent-style-name="Standard">
      <style:paragraph-properties fo:margin-left="0in" fo:margin-right="0in" fo:text-indent="0in" style:auto-text-indent="false" style:writing-mode="lr-tb"/>
    </style:style>
    <style:style style:name="P14" style:family="paragraph" style:parent-style-name="Standard">
      <style:paragraph-properties fo:margin-left="0in" fo:margin-right="0in" fo:text-indent="0.4354in" style:auto-text-indent="false" style:writing-mode="lr-tb"/>
    </style:style>
    <style:style style:name="P15" style:family="paragraph" style:parent-style-name="Standard">
      <style:paragraph-properties fo:margin-left="0in" fo:margin-right="0in" fo:text-indent="0.4354in" style:auto-text-indent="false"/>
    </style:style>
    <style:style style:name="P16" style:family="paragraph" style:parent-style-name="Standard">
      <style:paragraph-properties fo:margin-left="0in" fo:margin-right="0in" fo:text-indent="0.4264in" style:auto-text-indent="false"/>
    </style:style>
    <style:style style:name="P17" style:family="paragraph" style:parent-style-name="Standard">
      <style:paragraph-properties fo:margin-left="0in" fo:margin-right="0in" fo:text-indent="0.4264in" style:auto-text-indent="false" style:writing-mode="lr-tb"/>
    </style:style>
    <style:style style:name="P18" style:family="paragraph" style:parent-style-name="Standard">
      <style:paragraph-properties fo:margin-left="0in" fo:margin-right="0in" fo:text-align="start" style:justify-single-word="false" fo:text-indent="0.4071in" style:auto-text-indent="false"/>
    </style:style>
    <style:style style:name="P19" style:family="paragraph" style:parent-style-name="Standard">
      <style:paragraph-properties fo:margin-left="0in" fo:margin-right="0in" fo:text-indent="0.4071in" style:auto-text-indent="false" style:writing-mode="lr-tb"/>
    </style:style>
    <style:style style:name="P20" style:family="paragraph" style:parent-style-name="Standard">
      <style:paragraph-properties fo:margin-left="0in" fo:margin-right="0in" fo:text-indent="0.4453in" style:auto-text-indent="false" style:writing-mode="lr-tb"/>
    </style:style>
    <style:style style:name="P21" style:family="paragraph" style:parent-style-name="Standard">
      <style:paragraph-properties fo:margin-left="0in" fo:margin-right="0in" fo:text-align="justify" style:justify-single-word="false" fo:text-indent="0.4453in" style:auto-text-indent="false" style:writing-mode="lr-tb"/>
    </style:style>
    <style:style style:name="P22" style:family="paragraph" style:parent-style-name="Standard">
      <style:paragraph-properties fo:margin-left="0in" fo:margin-right="0in" fo:text-indent="0.4638in" style:auto-text-indent="false"/>
    </style:style>
    <style:style style:name="P23" style:family="paragraph" style:parent-style-name="Standard">
      <style:paragraph-properties fo:margin-left="0in" fo:margin-right="0in" fo:text-indent="0.4638in" style:auto-text-indent="false" style:writing-mode="lr-tb">
        <style:tab-stops/>
      </style:paragraph-properties>
    </style:style>
    <style:style style:name="P24" style:family="paragraph" style:parent-style-name="Standard">
      <style:paragraph-properties fo:margin-left="0in" fo:margin-right="0in" fo:text-indent="0.4547in" style:auto-text-indent="false" style:writing-mode="lr-tb">
        <style:tab-stops/>
      </style:paragraph-properties>
    </style:style>
    <style:style style:name="P25" style:family="paragraph" style:parent-style-name="Stolen">
      <style:paragraph-properties fo:margin-left="0in" fo:margin-right="0in" fo:text-indent="0.4165in" style:auto-text-indent="false"/>
      <style:text-properties fo:font-size="12pt" fo:font-style="normal" style:font-size-asian="12pt" style:font-style-asian="normal" style:font-size-complex="12pt" style:font-style-complex="normal"/>
    </style:style>
    <style:style style:name="P26" style:family="paragraph" style:parent-style-name="Standard">
      <style:paragraph-properties fo:margin-left="-0.0098in" fo:margin-right="0in" fo:text-indent="0.398in" style:auto-text-indent="false" style:writing-mode="lr-tb"/>
    </style:style>
    <style:style style:name="P27" style:family="paragraph" style:parent-style-name="Standard" style:list-style-name="L3">
      <style:paragraph-properties>
        <style:tab-stops/>
      </style:paragraph-properties>
    </style:style>
    <style:style style:name="P28" style:family="paragraph" style:parent-style-name="Standard" style:list-style-name="L4">
      <style:paragraph-properties>
        <style:tab-stops/>
      </style:paragraph-properties>
    </style:style>
    <style:style style:name="P29" style:family="paragraph" style:parent-style-name="Standard" style:list-style-name="L6">
      <style:paragraph-properties fo:text-align="start" style:justify-single-word="false">
        <style:tab-stops/>
      </style:paragraph-properties>
    </style:style>
    <style:style style:name="P30" style:family="paragraph" style:parent-style-name="Standard" style:list-style-name="L7"/>
    <style:style style:name="P31" style:family="paragraph" style:parent-style-name="Standard" style:list-style-name="L8"/>
    <style:style style:name="P32" style:family="paragraph" style:parent-style-name="Standard" style:list-style-name="L9"/>
    <style:style style:name="P33" style:family="paragraph" style:parent-style-name="Standard" style:list-style-name="L1">
      <style:paragraph-properties fo:margin-left="0.3937in" fo:margin-right="0in" fo:text-indent="0in" style:auto-text-indent="false" style:writing-mode="lr-tb"/>
    </style:style>
    <style:style style:name="P34" style:family="paragraph" style:parent-style-name="Standard" style:list-style-name="L1">
      <style:paragraph-properties fo:margin-left="-0.0098in" fo:margin-right="0in" fo:text-indent="0.4827in" style:auto-text-indent="false" style:writing-mode="lr-tb"/>
    </style:style>
    <style:style style:name="P35" style:family="paragraph" style:parent-style-name="Standard" style:list-style-name="L1">
      <style:paragraph-properties fo:margin-left="0in" fo:margin-right="0in" fo:text-indent="0in" style:auto-text-indent="false" style:writing-mode="lr-tb"/>
    </style:style>
    <style:style style:name="P36" style:family="paragraph" style:parent-style-name="Standard" style:list-style-name="L3">
      <style:paragraph-properties style:writing-mode="lr-tb"/>
    </style:style>
    <style:style style:name="P37" style:family="paragraph" style:parent-style-name="Standard" style:list-style-name="L4">
      <style:paragraph-properties style:writing-mode="lr-tb">
        <style:tab-stops/>
      </style:paragraph-properties>
    </style:style>
    <style:style style:name="P38" style:family="paragraph" style:parent-style-name="heading_20_2" style:list-style-name="L1">
      <style:paragraph-properties fo:margin-left="0.3937in" fo:margin-right="0in" fo:text-indent="0in" style:auto-text-indent="false" style:writing-mode="lr-tb"/>
    </style:style>
    <style:style style:name="P39" style:family="paragraph" style:parent-style-name="heading_20_2" style:list-style-name="L2">
      <style:paragraph-properties fo:margin-left="0.3937in" fo:margin-right="0in" fo:text-indent="0in" style:auto-text-indent="false" style:writing-mode="lr-tb"/>
    </style:style>
    <style:style style:name="P40" style:family="paragraph" style:parent-style-name="Stolen" style:list-style-name="L5">
      <style:text-properties fo:font-size="12pt" fo:font-style="normal" style:font-size-asian="12pt" style:font-style-asian="normal" style:font-size-complex="12pt" style:font-style-complex="normal"/>
    </style:style>
    <style:style style:name="P41" style:family="paragraph" style:parent-style-name="Stolen" style:list-style-name="RTF_5f_Num_20_30"/>
    <style:style style:name="P42" style:family="paragraph" style:parent-style-name="Stolen" style:list-style-name="RTF_5f_Num_20_13"/>
    <style:style style:name="P43" style:family="paragraph">
      <style:paragraph-properties fo:text-align="center"/>
    </style:style>
    <style:style style:name="T1" style:family="text">
      <style:text-properties fo:color="#0000ff" fo:font-size="10pt" fo:language="zxx" fo:country="none" style:text-underline-style="solid" style:text-underline-width="auto" style:text-underline-color="font-color" style:font-size-asian="10pt" style:language-asian="zxx" style:country-asian="none" style:font-name-complex="Times New Roman" style:font-size-complex="10pt"/>
    </style:style>
    <style:style style:name="T2" style:family="text">
      <style:text-properties fo:font-style="italic" style:font-style-asian="italic" style:font-style-complex="italic"/>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style:font-name="Courier New" style:font-name-asian="Courier New" style:font-name-complex="Courier New"/>
    </style:style>
    <style:style style:name="T6" style:family="text">
      <style:text-properties style:font-name="Courier New" fo:language="en" fo:country="US" style:font-name-asian="Courier New" style:font-name-complex="Courier New"/>
    </style:style>
    <style:style style:name="T7" style:family="text">
      <style:text-properties fo:font-style="normal" style:font-style-asian="normal" style:font-style-complex="normal"/>
    </style:style>
    <style:style style:name="T8" style:family="text">
      <style:text-properties style:text-underline-style="none"/>
    </style:style>
    <style:style style:name="fr1"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9067in" draw:visible-area-height="3.1768in"/>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e6e6e6" draw:textarea-horizontal-align="justify" draw:textarea-vertical-align="middle" draw:auto-grow-height="false" style:run-through="foreground"/>
    </style:style>
    <style:style style:name="gr3" style:family="graphic">
      <style:graphic-properties draw:fill="solid" draw:fill-color="#e6e6e6" draw:textarea-vertical-align="middle" draw:auto-grow-height="false" fo:min-height="0.5201in" fo:min-width="0.3465in" style:run-through="foreground"/>
    </style:style>
    <style:style style:name="gr4" style:family="graphic">
      <style:graphic-properties draw:fill="solid" draw:fill-color="#e6e6e6" draw:textarea-horizontal-align="justify" draw:textarea-vertical-align="middle" draw:auto-grow-height="false" fo:min-height="0in" fo:min-width="0in" fo:wrap-option="no-wrap" style:run-through="foreground"/>
    </style:style>
    <style:style style:name="gr5" style:family="graphic">
      <style:graphic-properties draw:fill="solid" draw:fill-color="#e6e6e6" draw:textarea-horizontal-align="justify" draw:textarea-vertical-align="middle" draw:auto-grow-height="false" style:run-through="foreground"/>
    </style:style>
    <style:style style:name="gr6" style:family="graphic">
      <style:graphic-properties draw:fill="solid" draw:fill-color="#cccccc" draw:textarea-horizontal-align="center" draw:textarea-vertical-align="middle" style:run-through="foreground"/>
    </style:style>
    <style:style style:name="gr7" style:family="graphic">
      <style:graphic-properties draw:textarea-horizontal-align="center" draw:textarea-vertical-align="middle" style:run-through="foreground"/>
    </style:style>
    <style:style style:name="gr8" style:family="graphic">
      <style:graphic-properties draw:fill="solid" draw:fill-color="#ffffff" draw:textarea-horizontal-align="center" draw:textarea-vertical-align="middle" style:run-through="foreground"/>
    </style:style>
    <style:style style:name="gr9" style:family="graphic">
      <style:graphic-properties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 text:name="SEQ Табл. \* ARABIC"/>
      </text:user-field-decls>
      <text:p text:style-name="Standard">Тут титульный лист</text:p>
      <text:p text:style-name="P1"><text:bookmark-start text:name="_Toc233009909"/><text:bookmark-end text:name="_Toc233009909"/></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Содержание</text:p>
          </text:index-title>
          <text:p text:style-name="P10">1. Введение<text:tab/>4</text:p>
          <text:p text:style-name="P9">1.1. Глоссарий<text:tab/>4</text:p>
          <text:p text:style-name="P9">1.2. Описание предметной области<text:tab/>4</text:p>
          <text:p text:style-name="P11">При наличии заказчика (прикладная задача)<text:tab/>4</text:p>
          <text:p text:style-name="P11">При отсутствии заказчика (исследовательская проблема)<text:tab/>4</text:p>
          <text:p text:style-name="P11">Описание совместной деятельности<text:tab/>5</text:p>
          <text:p text:style-name="P9">1.3. Неформальная постановка задачи<text:tab/>5</text:p>
          <text:p text:style-name="P9">1.4. Математические методы<text:tab/>5</text:p>
          <text:p text:style-name="P9">1.5. Обзор существующих методов решения<text:tab/>6</text:p>
          <text:p text:style-name="P11">Аналогичные (конкурирующие) решения<text:tab/>6</text:p>
          <text:p text:style-name="P11">Описание предшествующих работ<text:tab/>6</text:p>
          <text:p text:style-name="P11">Вывод<text:tab/>6</text:p>
          <text:p text:style-name="P9">1.6. План работ<text:tab/>6</text:p>
          <text:p text:style-name="P10">2. Требования к окружению<text:tab/>7</text:p>
          <text:p text:style-name="P9">2.1. Требования к аппаратному обеспечению<text:tab/>7</text:p>
          <text:p text:style-name="P9">2.2. Требования к программному обеспечению<text:tab/>7</text:p>
          <text:p text:style-name="P9">2.3. Требования к пользователям<text:tab/>7</text:p>
          <text:p text:style-name="P9">2.4. Организационные требования<text:tab/>7</text:p>
          <text:p text:style-name="P10">3. Архитектура системы (Общие требования)<text:tab/>8</text:p>
          <text:p text:style-name="P10">4. Спецификация данных<text:tab/>8</text:p>
          <text:p text:style-name="P9">4.1. Описание формата или структуры данных<text:tab/>8</text:p>
          <text:p text:style-name="P9">4.2. Описание сущности<text:tab/>9</text:p>
          <text:p text:style-name="P9">4.3. Описание протокола<text:tab/>9</text:p>
          <text:p text:style-name="P10">5. Функциональные требования<text:tab/>10</text:p>
          <text:p text:style-name="P9">Библиотека подпрограмм (классов)<text:tab/>10</text:p>
          <text:p text:style-name="P10">6. Требования к интерфейсу<text:tab/>10</text:p>
          <text:p text:style-name="P10">7. Прочие требования<text:tab/>11</text:p>
          <text:p text:style-name="P9">7.1. Требования к надёжности<text:tab/>11</text:p>
          <text:p text:style-name="P9">7.2. Требования к безопасности<text:tab/>11</text:p>
          <text:p text:style-name="P9">7.3. Требования к производительности<text:tab/>12</text:p>
          <text:p text:style-name="P10">8. Проект<text:tab/>12</text:p>
          <text:p text:style-name="P9">8.1. Средства реализации<text:tab/>12</text:p>
          <text:p text:style-name="P9">8.2. Структуры данных<text:tab/>12</text:p>
          <text:p text:style-name="P9">8.3. Модули и алгоритмы<text:tab/>12</text:p>
          <text:p text:style-name="P9">8.4. Стандарт кодирования<text:tab/>13</text:p>
          <text:p text:style-name="P9">8.5. Проект интерфейса<text:tab/>13</text:p>
          <text:p text:style-name="P10">9. Реализация и тестирование<text:tab/>13</text:p>
          <text:p text:style-name="P9">9.1. Вычислительный эксперимент<text:tab/>14</text:p>
          <text:p text:style-name="P10">Заключение<text:tab/>14</text:p>
          <text:p text:style-name="P10">Список литературы<text:tab/>14</text:p>
          <text:p text:style-name="P10">Приложение<text:tab/>15</text:p>
          <text:p text:style-name="P10">Исходный код<text:tab/>15</text:p>
          <text:p text:style-name="P9">Форматирование кода<text:tab/>15</text:p>
          <text:p text:style-name="P9">Именование объектов<text:tab/>16</text:p>
          <text:p text:style-name="P9">Внутренняя документация<text:tab/>16</text:p>
          <text:p text:style-name="P10">Доклад<text:tab/>16</text:p>
          <text:p text:style-name="P10">Презентация<text:tab/>17</text:p>
          <text:p text:style-name="P9">Общее описание<text:tab/>17</text:p>
          <text:p text:style-name="P9">Структура<text:tab/>18</text:p>
          <text:p text:style-name="P9"><text:soft-page-break/>Оформление<text:tab/>18</text:p>
          <text:p text:style-name="P9">Раздаточный материал<text:tab/>19</text:p>
          <text:p text:style-name="P10">Список литературы<text:tab/>19</text:p>
          <text:p text:style-name="P10">Приложение 1. Примерный текст Акта о внедрении<text:tab/>20</text:p>
          <text:p text:style-name="P9">Акт о внедрении<text:tab/>20</text:p>
        </text:index-body>
      </text:table-of-content>
      <text:p text:style-name="P3"><text:a xlink:type="simple" xlink:href="#_Toc233009909"><text:span text:style-name="T1"/></text:a></text:p>
      <text:h text:style-name="P8" text:outline-level="1">Аннотация</text:h>
      <text:p text:style-name="P7"/>
      <text:p text:style-name="P7">Данная работа посвящена доработке[описанию доработок, сделанных мной для] существующей системы генерации тестовый заданий ЕГЭ по информатике. <text:s/>ЕГЭ — явление, с которым 4 года назад столкнулось Российское общество. Среди последствий введения ЕГЭ выделятся появившаяся необходимость массово подготавливать выпускников средних учебных заведений к сдаче аттестационного тестирования. Для подготовки требуется большое число демонстрационных вариантов заданий. <text:s/>Дорабатываемая мной система призвана удовлетворить потребность учебных заведений в заданиях по информатике. В работе описываются причины побудившие меня заняться данной проблемой, процесс постановки и решения задач, возникшие трудности и принятые мной интересные дизайнерские решения все трудности победившие.</text:p>
      <text:h text:style-name="P8" text:outline-level="1"><text:bookmark-start text:name="_Toc233009924"/>1. Введение<text:bookmark-end text:name="_Toc233009924"/></text:h>
      <text:list xml:id="list692130344" text:style-name="L1">
        <text:list-item>
          <text:list>
            <text:list-item>
              <text:h text:style-name="P38" text:outline-level="2"><text:bookmark-start text:name="_Toc233009925"/>Глоссарий<text:bookmark-end text:name="_Toc233009925"/></text:h>
              <text:p text:style-name="P33"/>
            </text:list-item>
          </text:list>
        </text:list-item>
      </text:list>
      <text:p text:style-name="P14">Вариант заданий - это набор сходных по структуре заданий, направленных на проверку одного и того же знания или навыка, отличающихся друг от формулировкой вопроса, или вариантами ответов. </text:p>
      <text:p text:style-name="P14">Варианты ответа <text:s/>- это множество выражений, содержащее как правильный, так и неправильные ответы на вопрос задания. </text:p>
      <text:p text:style-name="P14">Генерация задания <text:s/>- создание тестового задания на основе шаблона при помощи случайных величин. </text:p>
      <text:p text:style-name="P14">Генерация результата <text:s/>- один из этапов генерации задания, в котором происходит построение множества ответов. </text:p>
      <text:p text:style-name="P14">Дистрактор <text:s/>- вариант ответа в заданиях с выбором, не являющийся правильным решением, но внешне близкий к нему и полученный в результате ошибки в правильном ходе рассуждений [28]. </text:p>
      <text:p text:style-name="P14">Задание <text:s/>- это базовая единица проверки знаний. Под заданием в данной работе будем понимать тестовое задание, состоящее из условия задания, вопроса и вариантов ответа. </text:p>
      <text:p text:style-name="P14">Результат тестирования <text:s/>- последовательность правильных и неправильных ответов, позволяющая сделать вывод о степени владения материалом теста, выявить наиболее трудные задания и наиболее частые ошибки учащихся.</text:p>
      <text:p text:style-name="P14">Тест <text:s/>- ? . </text:p>
      <text:p text:style-name="P14">Тестирование <text:s/>- это процесс выполнения учащимся заданий теста. </text:p>
      <text:p text:style-name="P14">Ход решения - <text:s/>это последовательность действий, приводящих к получению ответа.</text:p>
      <text:p text:style-name="P14">Генератор — процедура на ЯП, генерирующая задание определённого варианта[типа] на основе случайных алгоритмов.</text:p>
      <text:p text:style-name="P14">Единый государственный экзамен – <text:span text:style-name="T8">одна из форм государственной итоговой аттестации выпускников 11-х классов и вступительных испытаний в высшие и средние специальные учебные заведения.</text:span></text:p>
      <text:p text:style-name="P14">Задание типа А - задания этого типа содержат тестовые задания, в каждом из которых необходимо выбрать верный вариант ответа из нескольких предложенных. </text:p>
      <text:p text:style-name="P14">Задание типа В - Задания этого типа содержат тестовые задания, в каждом из которых необходимо дать краткий ответ, состоящий из одного или нескольких слов, букв или чисел. </text:p>
      <text:p text:style-name="P14">Задание типа С - Задания этого типа содержат тестовые задания, в каждом из которых необходимо дать ответ в виде одного или нескольких предложений или формул. Проверка правильности ответов на эти задания производится специально подготовленными независимыми экспертами-предметниками с использованием четко определенных критериев оценивания.</text:p>
      <text:list xml:id="list842381621" text:continue-numbering="true" text:style-name="L1">
        <text:list-item>
          <text:list>
            <text:list-header>
              <text:p text:style-name="P34"/>
            </text:list-header>
          </text:list>
        </text:list-item>
      </text:list>
      <text:p text:style-name="P13"/>
      <text:list xml:id="list462297094" text:continue-numbering="true" text:style-name="L1">
        <text:list-item>
          <text:list>
            <text:list-header>
              <text:p text:style-name="P35">***Тут все нагло стырено у Зенкиной кроме туфты про дерево выражений***</text:p>
            </text:list-header>
          </text:list>
        </text:list-item>
      </text:list>
      <text:p text:style-name="P13"/>
      <text:list xml:id="list1555493479" text:continue-numbering="true" text:style-name="L1">
        <text:list-item>
          <text:list>
            <text:list-header>
              <text:p text:style-name="P34">ЕГЭ — единый гос. Экзамен</text:p>
              <text:p text:style-name="P34">***Далее туфта из терминологии ЕГЭ кимы и тд***</text:p>
              <text:p text:style-name="P34">***Разбавить ерундой про то, что я называю типом задания(совокупность заданий сходных по структуре или как то так) и путаницой вариантов заданий ЕГЭ</text:p>
              <text:p text:style-name="P34">***Может добавить туфты из теории графов***</text:p>
            </text:list-header>
          </text:list>
        </text:list-item>
      </text:list>
      <text:p text:style-name="Stolen"/>
      <text:list xml:id="list1685377718" text:style-name="L2">
        <text:list-item>
          <text:list>
            <text:list-item>
              <text:h text:style-name="P39" text:outline-level="2"><text:bookmark-start text:name="_Toc233009926"/>Описание предметной области<text:bookmark-end text:name="_Toc233009926"/></text:h>
            </text:list-item>
          </text:list>
        </text:list-item>
      </text:list>
      <text:p text:style-name="P16"/>
      <text:p text:style-name="P16"><text:soft-page-break/>Тестирование как метод проверки знаний стало широко использоваться с начала ХХ века [4]. Предпосылкой к этому явилось усовершенствование технологий производства, потребовавшее большого количества квалифицированных кадров, в силу чего возросли требования к образованию. Образовательная система должна была позволять обучать много людей и при этом <text:s/>обучать качественно. </text:p>
      <text:p text:style-name="P16">Контроль знаний учащихся, служащий для осуществления обратной связи между преподавателем и студентами, является трудоемким процессом, который включает в себя составление заданий по учебному материалу и проверку результатов их выполнения, поэтому нуждается в оптимизации. Примером такой оптимизации является применение тестов. Обоснование этого подхода приведено в работах доктора педагогических наук, профессора В. И. Аванесова [10]. В частности, он пишет: «Учебные вопросы многословны и порождают ответы, полные и неполные, правильные и неправильные, разные по форме, содержанию и по структуре, вследствие чего оценка таких ответов требует обязательного участия преподавателя и сопровождается некоторой долей субъективизма. Вопросы и ответы на них иногда бывают столь неопределенными и многословными, что для выявления их истинности требуются большие затраты интеллектуальной энергии, в то время как технологичная методика тестирования предполагает четкую <text:s/>и быструю дифференцируемость ответов, что в свою очередь облегчает их проверку». Очевидные достоинства данной технологии проверки знаний: простота проведения тестирования, невысокая сложность проверки результатов и их статистической обработки привели к повсеместному внедрению технологии проведения тестирования среди учебных заведений и центров проверки знаний во многих странах мира.</text:p>
      <text:p text:style-name="P17">Следующий шаг в оптимизации проверки знаний был сделан с введением <text:s/>компьютерного тестирования, которое позволило полностью автоматизировать проверку результатов. Широкое распространение персональных компьютеров в сочетании с простотой и эффективностью проведения компьютерного тестирования привело к повсеместному внедрению технологий автоматического тестирования в учебный процесс образовательных учреждений по всему миру.</text:p>
      <text:p text:style-name="P21">В нашей стране тестирование играет особенно важную роль: с 2007г. в России введён единый государственный экзамен. Теперь каждый выпускник среднего учебного заведения для того, чтобы подтвердить свои знания, полученные в ходе обучения и поступить в высшее учебное заведение должен сдавать централизованное тестирование. Этот факт порождает потребность готовить большое число выпускников к сдаче тестирования. </text:p>
      <text:p text:style-name="P20"><text:span text:style-name="T8">ЕГЭ проводится по с использованием заданий стандартизированной формы и единой методики оценивания выполненных работ[ссылку на сайт егэ]. Другими словами, одной</text:span> из главных особенностей ЕГЭ является «шаблонность» заданий: среди множества различных вариантов можно выделить группу задний, схожих по структуре и различающихся лишь некоторыми параметрами (числовыми значениями, именами людей, различной формулировкой одних и тех же предложений и т. д.). При этом для решения схожих задач требуются одинаковые навыки, так как для построения решения применяются одинаковые рассуждения. Поэтому учащиеся знакомые со способами и приёмами решения основных типов заданий получают дополнительное преимущество на экзамене.</text:p>
      <text:p text:style-name="P20">Распространённая методика подготовки к тестированию состоит в систематическом прорешивании учащимся типовых заданий. В сложившейся обстановке школы и вузы уделяющие внимание подготовке выпускников и будущих абитуриентов к ЕГЭ, испытывают необходимость в большом количестве демонстрационных вариантов тестов и системе автоматизированного проведения тестирования.</text:p>
      <text:p text:style-name="P20">Реализация и поддержка системы генерации тестовых заданий ЕГЭ несёт с собой ряд сложностей, отсутствующих в традиционной технологией «бумажного тестирования»:</text:p>
      <text:list xml:id="list939246295" text:style-name="L3">
        <text:list-item>
          <text:p text:style-name="P36">процесс подготовки тестов требует специалистов высокой квалификации </text:p>
        </text:list-item>
        <text:list-item>
          <text:p text:style-name="P27">необходимо соответствующее аппаратное и программное обеспечение;</text:p>
        </text:list-item>
        <text:list-item>
          <text:p text:style-name="P27">необходим квалифицированный специалист (администратор), осуществляющий техническую поддержку работы системы.</text:p>
        </text:list-item>
      </text:list>
      <text:p text:style-name="P22"><text:soft-page-break/>С другой стороны, существуют многочисленных преимуществах которые и объясняют целесообразность создания использования подобных систем:</text:p>
      <text:list xml:id="list1674736622" text:style-name="L4">
        <text:list-item>
          <text:p text:style-name="P28">уменьшается занятость преподавателя в процессе составления тестовых заданий;</text:p>
        </text:list-item>
        <text:list-item>
          <text:p text:style-name="P28">исключается вероятность совершения ошибки составителем тестов;</text:p>
        </text:list-item>
        <text:list-item>
          <text:p text:style-name="P28">подобную систему легко интегрировать с системами автоматического(в том числе удалённого) тестирования применения которых значительно сокращает временные затраты преподавателя на обработку результатов тестирования;</text:p>
        </text:list-item>
        <text:list-item>
          <text:p text:style-name="P37">при некоторых дополнительных условиях<text:span text:style-name="Footnote_20_Symbol"><text:note text:id="ftn1" text:note-class="footnote"><text:note-citation>1</text:note-citation><text:note-body><text:p text:style-name="Footnote"><text:s/>Основным условием является наличие значительного (порядка десятков или даже сотен) количества вариантов теста по одному и тому же предмету.</text:p></text:note-body></text:note></text:span> возможно неоднократное самостоятельное получение тестовых заданий учащимся, что не требует никаких усилий со стороны преподавателя. </text:p>
        </text:list-item>
      </text:list>
      <text:p text:style-name="P23"/>
      <text:p text:style-name="P24">Весь процесс тестирования можно условно разделить на следующие этапы:</text:p>
      <text:p text:style-name="P24"><draw:g text:anchor-type="paragraph" draw:z-index="2" draw:style-name="gr1"><draw:rect draw:style-name="gr6" draw:text-style-name="P43" svg:width="1.4106in" svg:height="0.4925in" svg:x="2.9055in" svg:y="0.1189in"><text:p text:style-name="P43">Тестирование</text:p></draw:rect><draw:rect draw:style-name="gr7" draw:text-style-name="P43" svg:width="1.6287in" svg:height="0.5496in" svg:x="1.5146in" svg:y="1.1445in"><text:p text:style-name="P43">Подготовка тестов</text:p></draw:rect><draw:rect draw:style-name="gr8" draw:text-style-name="P43" svg:width="1.0795in" svg:height="0.4433in" svg:x="4.0528in" svg:y="1.1941in"><text:p text:style-name="P43">Проведение </text:p><text:p text:style-name="P43">тестирования</text:p></draw:rect><draw:rect draw:style-name="gr7" draw:text-style-name="P43" svg:width="1.6016in" svg:height="0.5398in" svg:x="2.1579in" svg:y="2.0764in"><text:p text:style-name="P43">Подготовка типовых</text:p><text:p text:style-name="P43">заданий</text:p></draw:rect><draw:rect draw:style-name="gr7" draw:text-style-name="P43" svg:width="1.2787in" svg:height="0.5614in" svg:x="0.6717in" svg:y="2.0646in"><text:p text:style-name="P43">Формирование</text:p><text:p text:style-name="P43">конкретных</text:p><text:p text:style-name="P43">вариантов</text:p></draw:rect><draw:rect draw:style-name="gr8" draw:text-style-name="P43" svg:width="1.1461in" svg:height="0.426in" svg:x="5.3217in" svg:y="1.1941in"><text:p text:style-name="P43">Обработка </text:p><text:p text:style-name="P43">результатов</text:p></draw:rect><draw:line draw:style-name="gr9" draw:text-style-name="P43" svg:x1="4.2618in" svg:y1="0.6118in" svg:x2="5.8335in" svg:y2="1.1945in"><text:p/></draw:line><draw:line draw:style-name="gr9" draw:text-style-name="P43" svg:x1="4.6209in" svg:y1="1.1945in" svg:x2="4.0618in" svg:y2="0.6118in"><text:p/></draw:line><draw:line draw:style-name="gr9" draw:text-style-name="P43" svg:x1="2.3764in" svg:y1="1.1453in" svg:x2="3.0299in" svg:y2="0.6118in"><text:p/></draw:line><draw:line draw:style-name="gr9" draw:text-style-name="P43" svg:x1="1.9028in" svg:y1="1.6945in" svg:x2="1.4291in" svg:y2="2.0654in"><text:p/></draw:line><draw:line draw:style-name="gr9" draw:text-style-name="P43" svg:x1="2.8217in" svg:y1="1.6945in" svg:x2="3.2in" svg:y2="2.0772in"><text:p/></draw:line></draw:g></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Диаграмма * «Этапы проведения тестирования»</text:p>
      <text:p text:style-name="P23"/>
      <text:p text:style-name="P23">Ниже приведена диаграмма, дающая сравнительную характеристику технологии компьютерного и бумажного тестирования на выделенных этапах подготовки и проведения тестирования:</text:p>
      <text:p text:style-name="P23"/>
      <text:p text:style-name="P23"><draw:frame draw:style-name="fr1" draw:name="Object2" text:anchor-type="as-char" svg:width="5.9063in" svg:height="3.1764in" draw:z-index="1"><draw:object-ole xlink:href="./Object 1" xlink:type="simple" xlink:show="embed" xlink:actuate="onLoad"/><draw:image xlink:href="./ObjectReplacements/Object 1" xlink:type="simple" xlink:show="embed" xlink:actuate="onLoad"/><svg:desc>OLE-object</svg:desc></draw:frame></text:p>
      <text:p text:style-name="P20">Диаграмма * «сравнение компьютерного и бумажного тестирования»</text:p>
      <text:h text:style-name="P6" text:outline-level="3"><text:bookmark-start text:name="_Toc233009927"/><text:soft-page-break/>При наличии заказчика (прикладная задача)<text:bookmark-end text:name="_Toc233009927"/></text:h>
      <text:p text:style-name="Standard"><text:tab/>Институт математики и компьютерных наук Дальневосточного федерального университета ведёт подготовку специалистов в области математики и информатики. Залогом высокого уровня знания выпускников является усердная работа сотрудников и студентов института на всех этапах обучения, которое начинается у многих ребят еще до поступления в вуз — в мастер классах по математике и информатике при институте. Работа с будущими абитуриентами является важной частью работы института, в которой участвуют как преподаватели, так и студенты.</text:p>
      <text:p text:style-name="Standard"><text:tab/>Кафедра информатики ИМКН ведёт обучение по специальностям ***перечислить***. Очевидно, что студенты кафедры, овладевающие перечисленными специальностями, должны иметь глубокие знания в области информатики. Кроме того, для поступления на эти специальности абитуриенты могут[должны?] сдавать информатику в качестве вступительного экзамена. Для повышения уровня знаний будущих абитуриентов кафедра в рамках работы института со школьниками ведёт обучение ребят в области информатики и готовит их к сдаче экзаменов по этому предмету.</text:p>
      <text:p text:style-name="Standard"><text:tab/>Для проведения более эффективных тренировок по решению типовых заданий ЕГЭ по информатике кафедра использует[планирует использовать] систему автоматической генерации тестовых заданий ЕГЭ. Система содержит сравнительно небольшое число типовых задач, кроме того каждый год выходят новые демонстрационные версии заданий, так что перед кафедрой стоит задача доработки системы дальнейшего поддержания её в актуальном состоянии.</text:p>
      <text:p text:style-name="Standard"/>
      <text:h text:style-name="P6" text:outline-level="3"><text:bookmark-start text:name="_Toc233009929"/>Описание совместной деятельности<text:bookmark-end text:name="_Toc233009929"/></text:h>
      <text:p text:style-name="P7"/>
      <text:p text:style-name="Standard"><text:tab/>Отправной точкой развития проекта является дипломная работа выпускницы 2010 г. нашей кафедры Зенкиной А.О. «Библиотека алгоритмов для генерации задач»[ссылку]. Работа написана под руководством преподавателя кафедры Кленина А.С., взявшего впоследствии на себя дальнейшее развитие системы. </text:p>
      <text:p text:style-name="Standard"><text:tab/>Исходный код системы разрабатывается с использованием системы контроля версий git[ссылку] и хостинга hithub.com[ссылку]. Исходный код системы свободно доступен по адресу [ссылку] и распространяется по лицензии GPL2[ссылку]. </text:p>
      <text:p text:style-name="Standard"><text:tab/>Предложенные модификации добавляются в проект только автором системы. Как следствие абсолютно все изменения попадают принимаются только после полного удовлетворения всем требованиям автора системы. Цикл разработки схематично изображен на следующей диаграмме:</text:p>
      <text:p text:style-name="Standard"/>
      <text:p text:style-name="Standard"><draw:g text:anchor-type="paragraph" draw:z-index="0" draw:style-name="gr1"><draw:custom-shape draw:style-name="gr2" draw:text-style-name="P43" svg:width="1.9559in" svg:height="0.6087in" svg:x="2.5268in" svg:y="0.7406in"><text:p text:style-name="P43">Отправить изменения</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 svg:width="0.8421in" svg:height="0.7906in" svg:x="4.6693in" svg:y="0.6626in"><text:p/><text:p/><text:p/><text:p/><text:p/><text:p>Кленин А.С</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3" draw:text-style-name="P43" svg:width="0.5106in" svg:height="1.1039in" svg:x="4.7539in" svg:y="1.6528in"><text:p/><draw:enhanced-geometry svg:viewBox="0 0 640 861" draw:text-areas="257 295 414 566" draw:type="non-primitive" draw:enhanced-path="M 640 233 L 221 293 506 12 367 0 29 406 431 347 145 645 99 520 0 861 326 765 209 711 640 233 640 233 Z N"/></draw:custom-shape><draw:custom-shape draw:style-name="gr4" draw:text-style-name="P43" svg:width="1.8122in" svg:height="0.478in" svg:x="4.2858in" svg:y="3.1134in"><text:p text:style-name="P43">Критика</text:p><draw:enhanced-geometry svg:viewBox="0 0 21600 21600" draw:text-areas="800 800 20800 20800" draw:type="round-rectangular-callout" draw:modifiers="18206.8965517241 -12633.962264150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2" draw:text-style-name="P43" svg:width="1.624in" svg:height="0.6185in" svg:x="0.7157in" svg:y="0.7398in"><text:p text:style-name="P43">Разработать генератор</text:p><draw:enhanced-geometry svg:viewBox="0 0 21600 21600" draw:type="rectangle" draw:enhanced-path="M 0 0 L 21600 0 21600 21600 0 21600 0 0 Z N"/></draw:custom-shape><draw:custom-shape draw:style-name="gr2" draw:text-style-name="P43" svg:width="1.7858in" svg:height="0.5906in" svg:x="0.6811in" svg:y="3.0091in"><text:p text:style-name="P43">Исправить ошибки</text:p><draw:enhanced-geometry svg:viewBox="0 0 21600 21600" draw:type="rectangle" draw:enhanced-path="M 0 0 L 21600 0 21600 21600 0 21600 0 0 Z N"/></draw:custom-shape><draw:custom-shape draw:style-name="gr5" svg:width="0.1705in" svg:height="1.078in" svg:x="1.4465in" svg:y="1.5142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5" svg:width="1.2413in" svg:height="0.2189in" svg:x="2.7303in" svg:y="3.2524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 svg:width="0.3157in" svg:height="0.5394in" svg:x="1.3528in" svg:y="0.0717in"><text:p>Приступить к работе</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text:tab/>Диаграмма 1 «Цикл разработки»</text:p>
      <text:p text:style-name="Standard"/>
      <text:p text:style-name="P15">Моя основная задача состоит в разработке и добавлении в проект генераторов тестов и доработке уже существующих генераторов. В случае возникновения необходимости возможна доработка существующей библиотеки генерации путём реализации нового функционала.</text:p>
      <text:h text:style-name="P5" text:outline-level="2"><text:bookmark-start text:name="_Toc233009930"/>1.3. Неформальная постановка задачи<text:bookmark-end text:name="_Toc233009930"/></text:h>
      <text:p text:style-name="Stolen"/>
      <text:p text:style-name="P25">Следует доработать существующую систему автоматической генерации тестовых заданий ЕГЭ по информатике. В ходе разработки следует учитывать специфику проблемной области, а именно:</text:p>
      <text:list xml:id="list529395391" text:style-name="L5">
        <text:list-item>
          <text:p text:style-name="P40">невысокие требования к производительности (задания можно генерировать заранее и сохранить для дальнейшего использования, важнее скорость разработки и гарантия корректности получаемых результатов)</text:p>
        </text:list-item>
        <text:list-item>
          <text:p text:style-name="P40">эксплуатация системы ведётся человеком, хорошо владеющим программированием</text:p>
        </text:list-item>
        <text:list-item>
          <text:p text:style-name="P40">в разработке системы задействовано несколько человек (что вынуждает хорошо комментировать исходный код и аккуратно писать документацию)</text:p>
        </text:list-item>
        <text:list-item>
          <text:p text:style-name="P40">важно гарантировать корректность генерируемых заданий (ошибка в генераторе может привести к развитию у учеников навыка неверно решать задачу)</text:p>
        </text:list-item>
        <text:list-item>
          <text:p text:style-name="P40">генерируемые задания должны с одной стороны отличаться от реальных заданий как можно меньше, а с другой охватывать как можно большее количество разных реальных заданий</text:p>
          <text:p text:style-name="P40"/>
        </text:list-item>
      </text:list>
      <text:p text:style-name="Standard"><text:tab/>Учитывая вышеизложенные требования, в рамках данной работы необходимо:</text:p>
      <text:list xml:id="list960487642" text:style-name="L6">
        <text:list-item>
          <text:p text:style-name="P29">доработать существующие генераторы, «разбавив» текст условия задачи разнообразными фразами, именами, названиями и т.д.</text:p>
        </text:list-item>
        <text:list-item>
          <text:p text:style-name="P29">добавить генераторы новых заданий, либо расширить старые генераторы для создания помимо старого, нового типа задач</text:p>
        </text:list-item>
        <text:list-item>
          <text:p text:style-name="P29">при необходимости улучшить существующую библиотеку добавлением новых модулей и функциональности в уже существующие модули</text:p>
        </text:list-item>
      </text:list>
      <text:p text:style-name="P12"/>
      <text:p text:style-name="P18">При этом следует аккуратно относиться к реализации, сохраняя принятый в системе формат кодирования. <text:tab/></text:p>
      <text:h text:style-name="P5" text:outline-level="2"><text:bookmark-start text:name="_Toc233009931"/>1.4. Математические методы<text:bookmark-end text:name="_Toc233009931"/></text:h>
      <text:p text:style-name="Standard">***Подумать, <text:s/>скорее всего всё будет в модулях и алгоритмах, хотя </text:p>
      <text:list xml:id="list92571923" text:style-name="L7">
        <text:list-item>
          <text:p text:style-name="P30">надо показать, что алгорит Флойда будет работать, если веса дуг не суммировать, а выбирать максимальный вес</text:p>
        </text:list-item>
        <text:list-item>
          <text:p text:style-name="P30">показать, что перебор в сложном задании всегда завершится</text:p>
        </text:list-item>
        <text:list-item>
          <text:p text:style-name="P30">показать, что читерский метод генерирует таки матрицу с одной уникальной суммой плюсиков для столбцов и без числа плюсиков с строке = 1 или N</text:p>
        </text:list-item>
      </text:list>
      <text:p text:style-name="Standard">***</text:p>
      <text:h text:style-name="P5" text:outline-level="2"><text:bookmark-start text:name="_Toc233009932"/><text:soft-page-break/>1.5. Обзор существующих методов решения<text:bookmark-end text:name="_Toc233009932"/></text:h>
      <text:h text:style-name="P6" text:outline-level="3"><text:bookmark-start text:name="_Toc233009933"/>Аналогичные (конкурирующие) решения<text:bookmark-end text:name="_Toc233009933"/></text:h>
      <text:p text:style-name="P7"/>
      <text:p text:style-name="P26">Изучив доступные в общественном доступе источники автор не нашёл не одного готового решения для автоматизированной генерации заданий ЕГЭ по информатике. Все доступные м</text:p>
      <text:p text:style-name="P26"/>
      <text:p text:style-name="P7"><text:a xlink:type="simple" xlink:href="http://www.rosbalt.ru/eg/">http://www.rosbalt.ru/eg/</text:a> <text:s/>информационный портал РОСБАЛТ- демонстрационные тесты 2009г (автоматичиское дистанционное тестирование. Один вариант заданий , задания типа а не показаны правильные ответы)</text:p>
      <text:p text:style-name="P7"><text:a xlink:type="simple" xlink:href="http://egerf.ru/index.php?s=8&amp;id=96&amp;razd=11">http://egerf.ru/index.php?s=8&amp;id=96&amp;razd=11</text:a> (просто демонстрационные задания с сайта егэ нет объяснения решения)</text:p>
      <text:p text:style-name="P7"><text:a xlink:type="simple" xlink:href="http://college.ru/how-buy/">http://college.ru/how-buy/</text:a> (регистрация, за деньги можно проходить тестирование)</text:p>
      <text:p text:style-name="P7"><text:a xlink:type="simple" xlink:href="http://www1.ege.edu.ru/online-testing/inf">http://www1.ege.edu.ru/online-testing/inf</text:a> (демострационные варианты 2009 — 2010гг, онлайн тестирование 2010г)</text:p>
      <text:p text:style-name="P26"/>
      <text:p text:style-name="P7"/>
      <text:p text:style-name="P19">Прежде всего, нужно отметить, что стоит задача создания системы автоматической генерации заданий совершенной конкретной узкой области.</text:p>
      <text:p text:style-name="P13">что до сих пор очень распространено составление тестов вручную. Для систем, которые в той или иной степени автоматизируют этот процесс, можно приведем их основные типы. Во-первых, это редакторы тестов [25]. Они позволяют управлять внешним видом теста: формой ответа, наличием подсказок, добавлением графического материала, установкой сложности задания, однако содержание теста необходимо вводить вручную. Этим достигается гибкость в описании заданий, поскольку пользователь ничем не ограничен и может свободно набирать то задание, которое ему нужно. 6 Однако это пример неавтоматизированного составления задач, поскольку он не освобождает пользователя от необходимости составлять множество однотипных заданий. Во-вторых, это редакторы курсов, предоставляющие возможность генерировать тесты на основе ранее введенного материала курса [15]. Как правило, они используют базу данных с понятиями и определениями из курса и базу возможных вопросов и ответов. При этом вопросы могут комбинироваться при помощи логических связок: И, ИЛИ, НЕ, благодаря чему увеличивается разнообразие заданий. Они рассчитаны больше на преподавателей, не связанных с программированием, поэтому важной чертой для них является наличие простого и удобного графического интерфейса, что накладывает ограничения на содержание задания. Так, например, генерация выражений и формул в них уже не так просто осуществима. В-третьих, существуют различные генераторы выражений, создающие формулы и выражения на основе некоторого описания. Примером может служить библиотека MatLab для генерации случайных выражений [2] или Pinery, программа для генерации выражений на основе регулярных выражений Perl [17]. Однако такие генераторы могут быть использованы лишь как вспомогательные средства при генерации тестов, поскольку генерируют не задание в целом, а лишь некоторую его часть. При этом, чтобы их применять, пользователь должен быть знаком с программированием. В-четвертых, есть генераторы индивидуальных домашних заданий (ИДЗ) и тестов: например, генератор ИДЗ по мат. анализу [12] и генератор тестов по информатике [24]. Эти генераторы могут отличаться друг от друга функциональностью, алгоритмами и реализацией. В частности, приведенный выше генератор ИДЗ по мат. анализу позволяет генерировать условия заданий, решение и вычислять ответ, но в нем не предусмотрена генерация нескольких вариантов ответов. Генератор тестов по информатике позволяет генерировать условия заданий и 7 варианты ответов, но в нем не предусмотрено построение хода решения. Эти программы объединяет механизм составления шаблона. Как правило, шаблон содержит некоторое число параметризованных величин, для которых указана область их изменения и, возможно, <text:soft-page-break/>алгоритм генерации. В процессе генерации величины заменяются константами из соответствующих областей и в зависимости от этих конкретных значений вводятся грамматические изменения в формулировку задачи. Кроме того, шаблон содержит вызов алгоритма решения задачи, по которому после генерации параметров вычисляется правильный ответ. При этом невозможно однозначно оценить простоту и гибкость таких систем. Если система ориентирована на какую-то определенную область и определенный вид теста, как, например, генератор ИДЗ по мат. анализу, то шаблоны тестов могут быть жестко зашиты внутри нее без возможности их изменения, что удобно с точки зрения использования: нужно лишь выбрать нужный шаблон и сгенерировать тест. Если область применения системы расширяется, то возникает необходимость не только в написании новых шаблонов, но и, как правило, в доработке самой системы, добавлении в нее новых функций и алгоритмов. В этом случае либо пользователь должен обладать навыками программиста и самостоятельно вносить изменения в систему, либо время от времени обращаться к программисту, что не очень удобно с точки зрения использования системы. Поскольку перед автором работы поставлена задача создания гибкой системы генерации тестов, то создаваемый им проект также не освобожден от этого недостатка. В ходе обзора автору не удалось выяснить, поддерживают ли генераторы ИДЗ и тестов возможность генерации дистракторов <text:s/>вариантов ответов, которые являются результатом определенной ошибки в рассуждениях, основанной на недостаточном понимании материала. В свою очередь, такая возможность является одним из приоритетов в данной работе. Кроме того, особенностью данной работы является использование 8 для составления шаблонов языка программирования, что позволяет комбинировать уже существующие функции для описания новой задачи, а не реализовывать всякий раз программно новый алгоритм. Хотя перед автором не стоит задачи построения хода решения для заданий теста, использование языка программирования имеет потенциал к выполнению также и этой задачи. Следует также оговорить еще одну особенность создаваемой системы <text:s/>это достаточно большой объем текста, в котором выражается описание задания, что является оборотной стороной гибкости подхода. Однако этот недостаток компенсируется по мере увеличения числа сгенерированных по данному описанию тестов. Ниже приведена сводная таблица характеристик рассмотренных систем.</text:p>
      <text:p text:style-name="P7"/>
      <text:p text:style-name="P7">***Тут ссылку на сайты, где можно пройти еге, но сказать, что ууупс, егэ то нигде не генерирутеся, так что мы молодцы***</text:p>
      <text:p text:style-name="Stolen">Привести список, содержащий <text:span text:style-name="T2">не менее трёх</text:span> систем, аналогичных или близких по тематике к описываемой системе. Описать их основные возможности, сравнительные достоинства и недостатки, опираясь на список неформальных требований п. 1.2. Описание каждой системы должно содержать ссылку на литературу.</text:p>
      <text:p text:style-name="Stolen">Привести <text:span text:style-name="T2">таблицу сравнительных характеристик,</text:span> в которую будут включены как наиболее репрезентативные конкурирующие решения, так и планируемый к разработке программный продукт. В зависимости от конкретной задачи рекомендуется рассмотреть в качестве кандидатов на включение в таблицу следующие характеристики:</text:p>
      <text:list xml:id="list401996771" text:style-name="RTF_5f_Num_20_30">
        <text:list-item>
          <text:p text:style-name="P41">выделяющиеся функциональные возможности,</text:p>
        </text:list-item>
        <text:list-item>
          <text:p text:style-name="P41">виды пользовательского интерфейса, наличие локализованных версий;</text:p>
        </text:list-item>
        <text:list-item>
          <text:p text:style-name="P41">ограничения по ресурсам и размеру решаемых задач,</text:p>
        </text:list-item>
        <text:list-item>
          <text:p text:style-name="P41">поддерживаемые платформы,</text:p>
        </text:list-item>
        <text:list-item>
          <text:p text:style-name="P41">лицензионную политику (<text:span text:style-name="T3">proprietary</text:span>, <text:span text:style-name="T3">open</text:span> <text:span text:style-name="T3">source</text:span>, <text:span text:style-name="T3">free</text:span> <text:span text:style-name="T3">software</text:span>), желательно с указанием конкретной лицензии,</text:p>
        </text:list-item>
        <text:list-item>
          <text:p text:style-name="P41">модель продаж (<text:span text:style-name="T3">commercial</text:span>, <text:span text:style-name="T3">freeware</text:span>, <text:span text:style-name="T3">shareware</text:span>) и стоимость.</text:p>
        </text:list-item>
      </text:list>
      <text:p text:style-name="Stolen">Документировать использованные методы поиска и обосновать, таким образом, полноту обзора аналогичных систем в мировом масштабе, либо привести аргументы в пользу невозможности выполнения полного обзора (например, дороговизна наиболее известных систем и отсутствие при этом их обзоров в литературе).</text:p>
      <text:p text:style-name="Stolen">В случае если необходимость создания системы аргументируется в основном высокой стоимостью коммерческих аналогов, подробно изучить имеющееся свободно распространяемое программное обеспечение и обосновать неэффективность его использования или модификации для решения поставленной задачи. Работы, дублирующие функциональность имеющихся свободных систем и не имеющие перед ними никаких преимуществ, могут быть не допущены к защите.</text:p>
      <text:p text:style-name="Stolen">В то же время, рекомендуется и приветствуется доработка существующих свободных систем, особенно с <text:soft-page-break/>последующей интеграцией внесённых изменений в основную версию. Если доступны несколько свободных систем, привести их сравнительный анализ и обосновать выбор системы для доработки.</text:p>
      <text:h text:style-name="P6" text:outline-level="3"><text:bookmark-start text:name="_Toc233009934"/>Описание предшествующих работ<text:bookmark-end text:name="_Toc233009934"/></text:h>
      <text:p text:style-name="Standard"><text:tab/>В 2010г на кафедре информатики ИМКН Зенкиной А.О. в ходе создания дипломной работы на тему «Библиотека алгоритмов для генерации задач» было проведено исследование в области генерации тестовых заданий. В данной работе были изучены различные способы создания систем автоматической генерации тестовых заданий. Из всех подходов был выбран, по мнению автора диплома, наиболее подходящий: написание генераторов на языке программирование perl с использованием библиотеки Template::Tolkit(от использования которой в дальнейшем пришлось отказаться) и собственной библиотеки для генерации тестовых заданий. Результатом работы стало создание системы, осуществляющей генерацию заданий на основе шаблонов с использованием библиотеки классов и функций, а также возможностей языка Template::Toolkit.</text:p>
      <text:p text:style-name="Standard"><text:tab/>Стоит отметить, что перед Зенкикой ставилась довольно общая задача: создание универсальной системы для генерации задач. Тем не для тестирования созданной системы в ней была реализована генерация нескольких заданий ЕГЭ по информатики. Это позволило автору работы сделать подкреплённый фактами вывод о возможности и целесообразности использования её программы для генерации заданий ЕГЭ по информатике. Кроме того были выявлены некоторые недостатки <text:s/>системы и были предложены способы её дальнейшего развития.</text:p>
      <text:p text:style-name="Stolen"><text:tab/>***рассказать про генератор заданий для webtest***</text:p>
      <text:h text:style-name="P6" text:outline-level="3"><text:bookmark-start text:name="_Toc233009935"/>Вывод<text:bookmark-end text:name="_Toc233009935"/></text:h>
      <text:p text:style-name="P13"><text:tab/>Альтернатив системе А.С. Кленина не существует, либо информация о их создании не получала общественной огласки. </text:p>
      <text:p text:style-name="P13"><text:tab/>Система генерации тестовых заданий А.С. Кленина нуждается в постоянной поддержке: необходимо реализовывать новые генераторы соответствие заданиям из актуальных демонстрационных версий ЕГЭ.</text:p>
      <text:p text:style-name="P13"><text:tab/>В силу отсутствия альтернатив и востребованности системы очевидна необходимость её поддержки. </text:p>
      <text:h text:style-name="P5" text:outline-level="2"><text:bookmark-start text:name="_Toc233009936"/>1.6. План работ<text:bookmark-end text:name="_Toc233009936"/></text:h>
      <text:list xml:id="list1153576885" text:style-name="L8">
        <text:list-item>
          <text:p text:style-name="P31">Освоить необходимые средства разработки: ЯП perl, систему контроля версий git</text:p>
        </text:list-item>
        <text:list-item>
          <text:p text:style-name="P31">Освоить интерфейс работы с системой. Познакомиться со всеми заданиями, которые умеет генерировать система.</text:p>
        </text:list-item>
        <text:list-item>
          <text:p text:style-name="P31">Изучить демонстрационные варианты тестовых заданий ЕГЭ по информатике. Выбрать задания, которые необходимо добавить.</text:p>
        </text:list-item>
        <text:list-item>
          <text:p text:style-name="P31">Освоить работу с системой генерации заданий в ходе добавления простых заданий.</text:p>
        </text:list-item>
        <text:list-item>
          <text:p text:style-name="P31">Добавить сложные задания.</text:p>
        </text:list-item>
        <text:list-item>
          <text:p text:style-name="P31">Добавить все оставшиеся задания.</text:p>
        </text:list-item>
      </text:list>
      <text:h text:style-name="P4" text:outline-level="1"><text:bookmark-start text:name="_Toc233009937"/>2. Требования к окружению<text:bookmark-end text:name="_Toc233009937"/></text:h>
      <text:h text:style-name="P5" text:outline-level="2"><text:bookmark-start text:name="_Toc233009938"/>2.1. Требования к аппаратному обеспечению<text:bookmark-end text:name="_Toc233009938"/></text:h>
      <text:p text:style-name="Stolen">Описать <text:span text:style-name="T2">минимально необходимую</text:span> и, возможно, рекомендуемую аппаратную конфигурацию для <text:span text:style-name="T2">эффективной</text:span> работы описываемой системы (т. е. такую конфигурацию, в которой система не только запускается, но и способна производить полезные действия). Особенно выделить нестандартное оборудование, необходимое для работы, например, звуковую карту или интерфейс специализированного измерительного прибора. Если нестандартные устройства необходимы для выполнения лишь некоторых функций системы, то указать эти устройства и функции отдельно. Если система требует более одного аппаратного узла (например, клиент-серверная или кластерная архитектура), описать требования к каждому узлу по отдельности, а также <text:soft-page-break/>требования к каналам связи между узлами.</text:p>
      <text:h text:style-name="P5" text:outline-level="2"><text:bookmark-start text:name="_Toc233009939"/>2.2. Требования к программному обеспечению<text:bookmark-end text:name="_Toc233009939"/></text:h>
      <text:p text:style-name="Stolen">Описать базовое программное обеспечение, установка которого необходима для функционирования описываемой системы, например, операционную систему, веб-браузер, СУБД и т. п. Для каждого компонента ПО указать аппаратный узел из п. 2.1, на котором он будет выполняться. Привести <text:span text:style-name="T2">точные версии </text:span>компонентов, на которых производилось тестирование, использовать фразу «и выше» для указания на то, что описываемая система будет, вероятно, работать и с более поздними версиями.</text:p>
      <text:p text:style-name="Stolen">В случае разработки библиотеки требования к программному окружению включают компилятор или среду программирования, для которой предназначена библиотека.</text:p>
      <text:p text:style-name="Stolen">Если система переносима между различными платформами, то указать, во-первых, полные и точные программные конфигурации платформ, на которых производилось тестирование, и, во-вторых, базовый компонент, от переносимости которого зависит переносимость описываемой системы. (Например, «и другие ОС, поддерживающие стандарт POSIX» или «и другие платформы, на которых работает PHP 4»).</text:p>
      <text:h text:style-name="P5" text:outline-level="2"><text:bookmark-start text:name="_Ref20936157"/>2.3. Требования к пользователям<text:bookmark-end text:name="_Ref20936157"/></text:h>
      <text:p text:style-name="Stolen">Описать категории пользователей системы, при этом указать для каждой категории:</text:p>
      <text:list xml:id="list1593069879" text:continue-list="list401996771" text:style-name="RTF_5f_Num_20_30">
        <text:list-item>
          <text:p text:style-name="P41">название категории (используется также термин «роль»);</text:p>
        </text:list-item>
        <text:list-item>
          <text:p text:style-name="P41">краткое обозначение исполняемых функций как в системе, так, где это применимо, и в организации (например «ввод первичных данных»); </text:p>
        </text:list-item>
        <text:list-item>
          <text:p text:style-name="P41">доступные возможности системы;</text:p>
        </text:list-item>
        <text:list-item>
          <text:p text:style-name="P41">требования, предъявляемые к знаниям, умениям и навыкам данного пользователя.</text:p>
        </text:list-item>
      </text:list>
      <text:p text:style-name="Stolen">Не указывать тривиальные навыки (например, умение читать) там, где это очевидно. Напротив, специально указать возможное отсутствие какого-либо базового навыка у пользователей (например, «программа предназначена для детей дошкольного возраста, не умеющих читать», «программа поддерживает работу пользователей с дефектами зрения»). Обратить особое внимание на знание пользователями языка и терминологии, используемой в интерфейсе.</text:p>
      <text:h text:style-name="P5" text:outline-level="2"><text:bookmark-start text:name="_Toc233009941"/>2.4. Организационные требования<text:bookmark-end text:name="_Toc233009941"/></text:h>
      <text:p text:style-name="Stolen">Указать изменения в структуре и производственном процессе организации-заказчика, необходимые для успешного внедрения системы. Например, «требуется введение ставки системного администратора с приблизительной занятостью в половину рабочего дня» или «ежедневное резервное копирование данных необходимо вменить в обязанность главному менеджеру». В случае отсутствия или незначительности таких изменений раздел опустить.</text:p>
      <text:h text:style-name="P4" text:outline-level="1"><text:bookmark-start text:name="_Toc233009942"/>3. Архитектура системы (Общие требования)<text:bookmark-end text:name="_Toc233009942"/></text:h>
      <text:p text:style-name="Stolen">Описать разделение системы на видимые с точки зрения пользователя подсистемы (например, клиентскую и серверную часть), кратко указать функции каждой подсистемы и перечислить общие для всех подсистем требования. Привести <text:span text:style-name="T2">диаграмму пакетов</text:span> и/или <text:span text:style-name="T2">диаграмму развёртывания</text:span>. Если система создаётся группой разработчиков, указать общие требования либо сослаться на документ, описывающий их, а также указать подсистемы, разрабатываемые автором отчёта. Все изложенные в последующих разделах требования должны относиться только к этим подсистемам.</text:p>
      <text:p text:style-name="Stolen">Данный раздел можно опустить при описании простой системы, не подразделяющейся на более мелкие подсистемы.</text:p>
      <text:h text:style-name="P4" text:outline-level="1"><text:bookmark-start text:name="_Toc233009943"/>4. Спецификация данных<text:bookmark-end text:name="_Toc233009943"/></text:h>
      <text:p text:style-name="Stolen">Описать внешние (видимые пользователю и/или другим программам) протоколы, форматы и структуры данных, разработанные в рамках описываемой работы. Сюда входят форматы файлов, протоколы обмена информацией между подсистемами, описанными в п. 3, сущности, хранимые в базе данных и имеющие смысл в предметной области.</text:p>
      <text:p text:style-name="Stolen"><text:span text:style-name="T2">Не следует</text:span> включать в данный раздел протоколы, форматы и структуры:</text:p>
      <text:list xml:id="list1338462792" text:style-name="RTF_5f_Num_20_13">
        <text:list-item>
          <text:p text:style-name="P42">Стандартные — описанные в существующих и не относящихся к описываемой системе документах, например, формат RTF, протокол TCP/IP. Вместо описания указать ссылку на соответствующий документ (например, RFC <text:bookmark-ref text:reference-format="chapter" text:ref-name="_Ref4519613">Error: Reference source not found</text:bookmark-ref>). Если некоторый формат или протокол имеет большое значение для понимания структуры и функциональности программы, можно добавить его краткое (не более одной страницы) описание. Если, кроме этого, описание протокола или формата труднодоступно (например, это внутренний формат, принятый в рамках описываемой организации), то его можно привести в <text:span text:style-name="T2">Приложении</text:span>.</text:p>
        </text:list-item>
        <text:list-item>
          <text:p text:style-name="P42"><text:soft-page-break/>Строго внутренние — в том числе структуры данных в оперативной памяти, протоколы, форматы и сущности, которые никогда не видны внешним пользователям и программам и не упоминаются в функциональных требованиях. Эти данные должны быть описаны в разделе «Проект».</text:p>
        </text:list-item>
        <text:list-item>
          <text:p text:style-name="P42">Секретные и закрытые — попадающие под действие коммерческой или государственной тайны. Наличие таких данных может служить препятствием для допуска работы к защите и должно специально оговариваться с руководителем. Следует различать случаи закрытых данных (распространённая ситуация, не являющаяся помехой защите работы) и закрытого формата.</text:p>
        </text:list-item>
      </text:list>
      <text:p text:style-name="Stolen">Раздел состоит из подразделов, по одному на каждый описываемый объект. Названия подразделов должны начинаться со слов «Протокол», «Формат», «Сущность» и т. п., за которыми следует название соответствующего объекта данных. Если объекты могут быть содержательно сгруппированы по подсистемам, выделенным в п. 3 (например, сущности, хранимые в БД каждой подсистемой), и таких объектов в среднем не менее трёх в каждой группе, то следует ввести подразделы третьего уровня. </text:p>
      <text:h text:style-name="P5" text:outline-level="2"><text:bookmark-start text:name="_Toc233009944"/>4.1. Описание формата или структуры данных<text:bookmark-end text:name="_Toc233009944"/></text:h>
      <text:p text:style-name="Stolen">Описать назначение формата, указать предполагаемый носитель (например, файл или оперативная память).</text:p>
      <text:p text:style-name="Stolen">Указать, текстовый или двоичный формат. Для текстового формата указать: кодировку символов, правила использования символов перевода строки и возврата каретки (CR/LF), возможно, базовый формат (например, XML). Для двоичного формата указать способ кодировки многобайтных целых чисел (<text:span text:style-name="T3">big</text:span>- или <text:span text:style-name="T3">little</text:span>-<text:span text:style-name="T3">endian</text:span>), формат вещественных чисел (например, <text:span text:style-name="T3">IEEE</text:span>-754 <text:span text:style-name="T3">Single</text:span> <text:span text:style-name="T3">Precision</text:span>).</text:p>
      <text:p text:style-name="Stolen">Подробно описать синтаксис и семантику каждого элемента данных, привести примеры. Если возможно, привести <text:span text:style-name="T2">таблицу полей</text:span> или другое структурированное изображение формата. Описать возможные ошибки в представлении данных и реакцию на них. </text:p>
      <text:h text:style-name="P5" text:outline-level="2"><text:bookmark-start text:name="_Toc233009945"/>4.2. Описание сущности<text:bookmark-end text:name="_Toc233009945"/></text:h>
      <text:p text:style-name="Stolen">Термин сущность (таблица) обычно используется при разработке баз данных и объектно-ориентированных систем.</text:p>
      <text:p text:style-name="Stolen">Описать назначение сущности («предназначена для хранения …» либо «реализует понятие …»).</text:p>
      <text:p text:style-name="Stolen">Перечислить атрибуты сущности, имеющие смысл в предметной области. При этом не указываются служебные поля БД, невидимые для пользователя (например, искусственный первичный ключ, время последней модификации или номер реплики). Для каждого атрибута указать:</text:p>
      <text:list xml:id="list1978372710" text:continue-list="list1593069879" text:style-name="RTF_5f_Num_20_30">
        <text:list-item>
          <text:p text:style-name="P41">полное название по-русски (а не имя соответствующего поля БД),</text:p>
        </text:list-item>
        <text:list-item>
          <text:p text:style-name="P41">тип (без детализации, например, не «VARCHAR(200)», а «Строка»),</text:p>
        </text:list-item>
        <text:list-item>
          <text:p text:style-name="P41">ограничения на допустимые значения,</text:p>
        </text:list-item>
        <text:list-item>
          <text:p text:style-name="P41">обязательность,</text:p>
        </text:list-item>
        <text:list-item>
          <text:p text:style-name="P41">доступность для редактирования,</text:p>
        </text:list-item>
        <text:list-item>
          <text:p text:style-name="P41">уникальность (для составных ключей указать «комбинация значений атрибутов <text:span text:style-name="T3">A</text:span>, <text:span text:style-name="T3">B</text:span>, … должна быть уникальной»),</text:p>
        </text:list-item>
        <text:list-item>
          <text:p text:style-name="P41">значение по умолчанию (если есть).</text:p>
        </text:list-item>
      </text:list>
      <text:p text:style-name="Stolen">Если атрибут используется для создания отношения «один ко многим», следует указать его тип как «ссылка на <text:span text:style-name="T2">Название сущности</text:span>», а не «Целое число».</text:p>
      <text:p text:style-name="Stolen">Оформить список атрибутов в виде таблицы, содержащей все или часть из перечисленных характеристик. Часто повторяющиеся значения вынести в текст после таблицы. Например «Значения атрибута <text:span text:style-name="T2">Фамилия</text:span> должно быть уникальным» или «Для редактирования доступны все атрибуты, кроме атрибута <text:span text:style-name="T2">Дата создания объекта</text:span>».</text:p>
      <text:p text:style-name="Stolen">Описать дополнительные требования к данным сущности. Перечислить объекты сущности, автоматически создаваемые при установке системы, и значения их атрибутов.</text:p>
      <text:p text:style-name="Stolen">Привести <text:span text:style-name="T2">диаграмму классов</text:span> (или объектов).</text:p>
      <text:h text:style-name="P5" text:outline-level="2"><text:bookmark-start text:name="_Toc233009946"/>4.3. Описание протокола<text:bookmark-end text:name="_Toc233009946"/></text:h>
      <text:p text:style-name="Stolen">Описать назначение протокола.</text:p>
      <text:p text:style-name="Stolen">Указать стороны, сообщающиеся при помощи данного протокола, а также базовый протокол более низкого уровня (например, согласно модели OSI <text:bookmark-ref text:reference-format="chapter" text:ref-name="_Ref196389199">Error: Reference source not found</text:bookmark-ref>). Формализовать отображение описываемого протокола на базовый. Описать формат сообщений протокола и общие правила их интерпретации, аналогично п. 4.1. Указать динамические требования к протоколу (задержки, тайм-ауты, повтор сообщений и т. д.). Указать наличие хранимого состояния в протоколе (<text:span text:style-name="T3">stateful</text:span> или <text:span text:style-name="T3">stateless</text:span>).</text:p>
      <text:p text:style-name="Stolen">Перечислить список всех сообщений протокола, для каждого сообщения указать содержащиеся в нём значения фиксированных полей (например, тип пакета) и семантику переменных полей, а также сопутствующие изменения в состояниях сторон. Если формат сообщений достаточно сложен, описать его аналогично структуре данных.</text:p>
      <text:p text:style-name="Stolen"><text:soft-page-break/>Обратить внимание на возможные ошибки и непредвиденные ситуации, в частности, непредвиденное прекращение функционирования одной из сторон и разрыв канала связи.</text:p>
      <text:p text:style-name="Stolen">Привести, по меньшей мере, одну <text:span text:style-name="T2">динамическую диаграмму</text:span> (например, <text:span text:style-name="T2">диаграмму состояний</text:span>).</text:p>
      <text:h text:style-name="P4" text:outline-level="1"><text:bookmark-start text:name="_Toc233009947"/>5. Функциональные требования<text:bookmark-end text:name="_Toc233009947"/></text:h>
      <text:p text:style-name="Stolen">Перечислить требования в формате ненумерованного списка, предварённого фразой «Система должна:» или «Система должна позволять пользователю:». Если система состоит из подсистем согласно п. 3, то данный раздел должен быть соответственно разбит на подразделы, объединяющие требования к каждой из подсистем.</text:p>
      <text:p text:style-name="Stolen">Отдельные требования должны начинаться с глагола в неопределённой форме (например, «создавать», «редактировать») либо с условия, за которым следует такой глагол (например, «в случае сбоя выдавать сообщение об ошибке»). Допускается объединение нескольких требований в одно предложение (например, «добавлять и удалять записи»). Следует, где это возможно, использовать глаголы несовершенного вида («просматривать», но не «просмотреть»), поскольку этим подчёркивается повторяемость действий.</text:p>
      <text:p text:style-name="Stolen">Требования должны быть чётко сформулированными и иметь однозначную интерпретацию. В случае необходимости следует привести уточняющее предложение (например, «редактировать данные о пользователе, при этом изменять значения всех полей, кроме идентификатора пользователя»). Для сокращения повторяющихся наборов требований рекомендуется вводить дополнительные определения (например, «далее под термином <text:span text:style-name="T2">работать со списком</text:span> понимается возможность добавлять, удалять и изменять элементы списка»).</text:p>
      <text:p text:style-name="Stolen">В случае если у системы или подсистемы имеется несколько категорий пользователей с различными возможностями, разбить список требований на отдельные списки для каждого пользователя, и указать перед ними соответствующие фразы (например, «Система должна позволять Бухгалтеру…»). При этом названия категорий должны точно соответствовать разделу 2.3. Альтернативным вариантом является указание списка пользователей для каждого требования в отдельности. Следует выбрать один из вариантов (обычно из соображений компактности представления), и последовательно придерживаться его на протяжении всего раздела. Если права категорий пользователей организованы иерархически, следует упорядочить их в порядке увеличения доступных возможностей и заменять повторяющиеся части фразами вида «позволять Администратору: … совершать все действия, доступные Пользователю».</text:p>
      <text:p text:style-name="Stolen">Привести, по мере необходимости, детализированные <text:span text:style-name="T2">диаграммы вариантов использования</text:span>, <text:span text:style-name="T2">диаграммы кооперации</text:span>, и другие.</text:p>
      <text:h text:style-name="P5" text:outline-level="2"><text:bookmark-start text:name="_Toc233009948"/>Библиотека подпрограмм (классов)<text:bookmark-end text:name="_Toc233009948"/></text:h>
      <text:p text:style-name="Stolen">Перечислить возможности, предоставляемые библиотекой пользователю. Описание конкретных классов и функций поместить в требования к интерфейсу. Для небольших библиотек допускается объединение разделов 5 и 6. Алгоритм следует называть только в случае, если он фиксирован внешними требованиями (например, «решать систему линейных уравнений», либо «решать систему линейных уравнений методом Гаусса»).</text:p>
      <text:h text:style-name="P4" text:outline-level="1"><text:bookmark-start text:name="_Toc233009949"/>6. Требования к интерфейсу<text:bookmark-end text:name="_Toc233009949"/></text:h>
      <text:p text:style-name="Stolen">Определить требования к общему виду и платформе интерфейса (например, «интерфейс командной строки» или «<text:span text:style-name="T3">Windows</text:span>-интерфейс», или «<text:span text:style-name="T3">Web</text:span>-интерфейс»). Если система обладает несколькими интерфейсами, перечислить их и указать, какая часть функциональности доступна через каждый из них.</text:p>
      <text:p text:style-name="Stolen">Указать специальные требования к интерфейсу, накладываемые составом целевой аудитории, ограничениями технических средств либо требованиями заказчика. Например: «интерфейс должен быть доступен для использования слепыми людьми», «интерфейс должен функционировать при использовании браузера <text:span text:style-name="T3">Internet</text:span> <text:span text:style-name="T3">Explorer</text:span> 3.0», «все функции интерфейса должны быть доступны при использовании для ввода только клавиатуры» и т. п.</text:p>
      <text:p text:style-name="Stolen">Описать структуру интерфейса, основные команды или органы управления, наиболее тесно связанные с функциональностью системы. При необходимости использовать <text:span text:style-name="T2">модели экрана</text:span>.</text:p>
      <text:p text:style-name="Stolen">Если описывается интерфейс библиотеки подпрограмм, указать прототип каждой доступной внешнему пользователю функции, класса или и структуры данных. Для каждой функции указать назначение и, где необходимо, смысл и диапазон допустимых значений параметров. В случае небольшого объёма библиотеки допустимо объединение с разделом 5, а для библиотеки классов и с разделом 4. В таком случае структурирование подразделов производится по функциям или классам.</text:p>
      <text:p text:style-name="Stolen">При необходимости привести, динамическую диаграмму (например, <text:span text:style-name="T2">диаграмму состояний</text:span>).</text:p>
      <text:h text:style-name="P4" text:outline-level="1"><text:bookmark-start text:name="_Toc233009950"/>7. Прочие требования<text:bookmark-end text:name="_Toc233009950"/></text:h>
      <text:p text:style-name="Stolen">Указать требования к нефункциональным характеристикам системы, отличающиеся от общепринятых либо имеющие критическое значения для успешной реализации проекта. Любой из подразделов, а также и весь <text:soft-page-break/>раздел можно опустить в случае отсутствия соответствующих требований.</text:p>
      <text:h text:style-name="P5" text:outline-level="2"><text:bookmark-start text:name="_Toc233009951"/>7.1. Требования к надёжности<text:bookmark-end text:name="_Toc233009951"/></text:h>
      <text:p text:style-name="Stolen">Оценить вероятность возникновения, возможные последствия и убытки от нештатных ситуаций (рисков), могущих возникнуть в связи с использованием системы, в том числе:</text:p>
      <text:list xml:id="list433582523" text:continue-numbering="true" text:style-name="RTF_5f_Num_20_30">
        <text:list-item>
          <text:p text:style-name="P41">отказ оборудования;</text:p>
        </text:list-item>
        <text:list-item>
          <text:p text:style-name="P41">обнаружение ошибок разной степени тяжести;</text:p>
        </text:list-item>
        <text:list-item>
          <text:p text:style-name="P41">утеря или повреждение данных;</text:p>
        </text:list-item>
        <text:list-item>
          <text:p text:style-name="P41">физическое нарушение безопасности;</text:p>
        </text:list-item>
        <text:list-item>
          <text:p text:style-name="P41">резкое изменение экономических условий или производственного процесса.</text:p>
        </text:list-item>
      </text:list>
      <text:p text:style-name="Stolen">Сделать вывод о наличии или отсутствии необходимости мероприятий по управлению данными рисками. Перечислить и описать список мероприятий, для каждого мероприятия указать: процедуру проведения, предполагаемую периодичность, категории пользователей, ответственных за его выполнение. Например: «ежедневное резервное копирование базы данных на магнитную ленту производится в конце рабочего дня Оператором» или «для обеспечения физической безопасности сервера он должен быть помещён в охраняемое помещение, доступ к которому имеет только Администратор и Директор».</text:p>
      <text:p text:style-name="Stolen">Отдельно указать требования к устойчивости программного продукта к различным нештатным ситуациям, действиям по обработке ошибок и восстановлению после сбоев. Например, «неожиданное отключение питания должно приводить к потере только данных только из тех записей БД, которые редактируются в этот момент». Если значительная часть требований к надёжности выполняется за счёт базового программного обеспечения, например, СУБД или ОС, указать это.</text:p>
      <text:h text:style-name="P5" text:outline-level="2"><text:bookmark-start text:name="_Toc233009952"/>7.2. Требования к безопасности<text:bookmark-end text:name="_Toc233009952"/></text:h>
      <text:p text:style-name="Stolen">Если система предназначена для хранения и обработки ценных данных либо для управления критическими процессами, рассмотреть отдельно риски, связанные со злоумышленным несанкционированным доступом к системе, в том числе:</text:p>
      <text:list xml:id="list1015535443" text:continue-numbering="true" text:style-name="RTF_5f_Num_20_30">
        <text:list-item>
          <text:p text:style-name="P41">доступ на чтение к конфиденциальным данным (например, финансовые, медицинские записи);</text:p>
        </text:list-item>
        <text:list-item>
          <text:p text:style-name="P41">доступ на запись к открытым, но важным данным (например, данные об успеваемости, результаты выборов);</text:p>
        </text:list-item>
        <text:list-item>
          <text:p text:style-name="P41">перехват управления критическими процессами;</text:p>
        </text:list-item>
        <text:list-item>
          <text:p text:style-name="P41">разрушение данных и вандализм;</text:p>
        </text:list-item>
        <text:list-item>
          <text:p text:style-name="P41">временное нарушение работы системы без разрушения данных (<text:span text:style-name="T3">Denial</text:span>-<text:span text:style-name="T3">of</text:span>-<text:span text:style-name="T3">Service</text:span>).</text:p>
        </text:list-item>
      </text:list>
      <text:p text:style-name="Stolen">Указать возможные векторы атаки и необходимые для предотвращения атак изменения функциональности (например, шифрование передаваемых или хранимых данных, проверка паролей пользователя на сложность, перенос административных функций из Web-интерфейса в локальное приложение и т. д.).</text:p>
      <text:h text:style-name="P5" text:outline-level="2"><text:bookmark-start text:name="_Toc233009953"/>7.3. Требования к производительности<text:bookmark-end text:name="_Toc233009953"/></text:h>
      <text:p text:style-name="Stolen">Определить диапазоны количественных параметров размеров задач, для решения которых предназначена система, в том числе объём базы данных, количество одновременно работающих пользователей, скорость поступления внешних сигналов и т. п.</text:p>
      <text:p text:style-name="Stolen">В предположении, что система будет использовать рекомендуемую конфигурацию оборудования из раздела 2.1, указать минимальные требования к количественным показателям эффективности системы. В число показателей могут входить: время отклика, скорость выполнения транзакций, время обработки запроса, объём используемой оперативной памяти и дискового пространства и др. Для каждого из показателей может быть указано предельно допустимое и ожидаемое среднее значение. Например, «среднее время отклика системы на действие пользователя должно быть 2-3 секунды, максимальное — не более 5 секунд». Если часть показателей зависит от внешних факторов, (например, качества <text:span text:style-name="T3">TCP</text:span>/<text:span text:style-name="T3">IP</text:span> соединения), отметить это и привести требования для случая их оптимального сочетания. Дополнительно возможно указание ожидаемых реальных показателей в различных условиях.</text:p>
      <text:h text:style-name="P4" text:outline-level="1"><text:bookmark-start text:name="_Toc233009954"/>8. Проект<text:bookmark-end text:name="_Toc233009954"/></text:h>
      <text:p text:style-name="Stolen">Раздел содержит данные о внутренней структуре программной системы и принятых при разработке решениях, не проистекающих непосредственно из требований. В отличие от требований, предложения в разделе «Проект» должны быть сформулированы не в побудительной, а в утвердительной форме, (например, вместо фразы «система <text:span text:style-name="T2">должна состоять</text:span> из 5 модулей» следует написать «система <text:span text:style-name="T2">состоит</text:span> из 5 модулей»). Некоторые подразделы могут отсутствовать, если реализация соответствующих требований тривиальна или непосредственно определяется самими требованиями.</text:p>
      <text:p text:style-name="Stolen">Привести во всех подразделах все необходимые <text:span text:style-name="T2">статические и динамические диаграммы</text:span> (например, <text:span text:style-name="T2">диаграмму компонентов</text:span>).</text:p>
      <text:h text:style-name="P5" text:outline-level="2"><text:bookmark-start text:name="_Toc233009955"/><text:soft-page-break/>8.1. Средства реализации<text:bookmark-end text:name="_Toc233009955"/></text:h>
      <text:p text:style-name="Stolen">Перечислить и сравнить языки программирования, среды разработки, библиотеки программ, СУБД и т. п., рассматривавшихся в качестве возможных средств реализации системы. Учесть характеристики открытости и цены средства, скорости и простоты разработки, надёжности и эффективности конечного программного продукта. Если проводилось сравнительное тестирование или апробация средств, привести результаты. Документировать и обосновать осуществлённый выбор средств.</text:p>
      <text:p text:style-name="Standard">ЯП : Perl</text:p>
      <text:p text:style-name="Standard">библиотеки: стандартные модули(перечислить?)</text:p>
      <text:p text:style-name="Standard">среда разработки: emacs </text:p>
      <text:p text:style-name="Standard">просмотр результатов: apache+firefox</text:p>
      <text:h text:style-name="P5" text:outline-level="2"><text:bookmark-start text:name="_Toc233009956"/>8.2. Структуры данных<text:bookmark-end text:name="_Toc233009956"/></text:h>
      <text:p text:style-name="Stolen">Описать внутренние структуры данных в порядке, аналогичном спецификации данных. Описать, если необходимо, низкоуровневую структуру базы данных (в терминах таблиц и полей вместо сущностей и атрибутов). Привести точные и детализированные типы данных и описания форматов.</text:p>
      <text:p text:style-name="Stolen">Описать нетривиальные структуры данных, используемые алгоритмами программной системы. Аргументировать их выбор.</text:p>
      <text:p text:style-name="Standard">??? </text:p>
      <text:h text:style-name="P5" text:outline-level="2"><text:bookmark-start text:name="_Toc233009957"/>8.3. Модули и алгоритмы<text:bookmark-end text:name="_Toc233009957"/></text:h>
      <text:p text:style-name="Stolen">Описать общую структуру системы или каждой из подсистем. Перечислить, в зависимости от размера и сложности системы, все модули и классы и/или процедуры и функции с кратким описанием назначения каждого пункта. Описать внутренние интерфейсы между частями системы.</text:p>
      <text:p text:style-name="Stolen">Если при разработке были применены или созданы нетривиальные алгоритмы, описать их. Для известных алгоритмов привести ссылки, для новых — сравнение с существующими и анализ их свойств, эффективности, преимуществ и недостатков.</text:p>
      <text:h text:style-name="P5" text:outline-level="2"><text:bookmark-start text:name="_Toc233009958"/>8.4. Стандарт кодирования<text:bookmark-end text:name="_Toc233009958"/></text:h>
      <text:p text:style-name="Stolen">Кратко описать используемый стандарт кодирования, указать его источник (например, принят в организации-заказчике, рекомендуется разработчиками используемого языка программирования), привести ссылку на литературу. Обратить внимание на уникальные для данного проекта элементы стандарта, особенно соглашения об именовании.</text:p>
      <text:p text:style-name="Stolen">Если для оформления кода использовались автоматические инструменты (например, среды программирования с автоматической генерацией кода, программы автоматического форматирования кода), указать эти инструменты и параметры их вызова.</text:p>
      <text:p text:style-name="Standard">***Принят автором системы состоит в следующим: … ***</text:p>
      <text:h text:style-name="P5" text:outline-level="2"><text:bookmark-start text:name="_Toc233009959"/>8.5. Проект интерфейса<text:bookmark-end text:name="_Toc233009959"/></text:h>
      <text:p text:style-name="Stolen">Перечислить и обосновать дизайнерские решения, принятые в процессе разработки интерфейса. В том числе цветовую гамму, шрифты, размеры, форму и расположение элементов управления, и т. д. Привести, по меньшей мере, по одному <text:span text:style-name="T2">снимку экрана (</text:span><text:span text:style-name="T4">screenshot</text:span><text:span text:style-name="T2">)</text:span> для каждого существенно отличающегося модуля или режима работы. При получении снимков экрана следует:</text:p>
      <text:list xml:id="list878946265" text:continue-numbering="true" text:style-name="RTF_5f_Num_20_30">
        <text:list-item>
          <text:p text:style-name="P41">следить за соответствием версии программы, изображаемой на снимке, с версией, описываемой в отчёте;</text:p>
        </text:list-item>
        <text:list-item>
          <text:p text:style-name="P41">включать в снимок только окно программы, а не весь экран операционной системы (в частности, следует удалять изображение <text:span text:style-name="T3">Windows</text:span> <text:span text:style-name="T3">taskbar</text:span> и меню/панели инструментов браузера);</text:p>
        </text:list-item>
        <text:list-item>
          <text:p text:style-name="P41">уменьшать окно программы, особенно по вертикали, таким образом, чтобы оно не содержало пустого пространства;</text:p>
        </text:list-item>
        <text:list-item>
          <text:p text:style-name="P41">по возможности подбирать цветовую схему, хорошо отображающуюся на черно-белую печать (в частности, желательно избегать крупных участков с чёрным фоном, а также низкоконтрастного текста на светлом фоне).</text:p>
        </text:list-item>
      </text:list>
      <text:p text:style-name="Standard">Результаты могут выводиться в след. форматах: </text:p>
      <text:list xml:id="list2128823236" text:style-name="L9">
        <text:list-item>
          <text:p text:style-name="P32">html (просто и сердито)</text:p>
        </text:list-item>
        <text:list-item>
          <text:p text:style-name="P32">json </text:p>
        </text:list-item>
      </text:list>
      <text:h text:style-name="P4" text:outline-level="1"><text:bookmark-start text:name="_Toc233009960"/><text:soft-page-break/>9. Реализация и тестирование<text:bookmark-end text:name="_Toc233009960"/></text:h>
      <text:p text:style-name="Stolen">Привести данные о физических характеристиках текущей версии системы:</text:p>
      <text:list xml:id="list1003092839" text:continue-list="list878946265" text:style-name="RTF_5f_Num_20_30">
        <text:list-item>
          <text:p text:style-name="P41">объём <text:span text:style-name="T2">написанного автором </text:span>кода в килобайтах и строках, отдельно по каждому языку программирования,</text:p>
        </text:list-item>
        <text:list-item>
          <text:p text:style-name="P41">для работ, заключающихся в изменении существующей системы, объём <text:span text:style-name="T2">изменённого автором</text:span> кода в строках,</text:p>
        </text:list-item>
        <text:list-item>
          <text:p text:style-name="P41">объём <text:span text:style-name="T2">автоматически сгенерированного </text:span>кода в килобайтах и строках, отдельно по каждому языку программирования (сюда входят, например, файлы <text:span text:style-name="T5">*.</text:span><text:span text:style-name="T6">dfm</text:span> в системе <text:span text:style-name="T3">Delphi</text:span>),</text:p>
        </text:list-item>
        <text:list-item>
          <text:p text:style-name="P41">количество модулей, форм, экранов, страниц сайта и т. п.,</text:p>
        </text:list-item>
        <text:list-item>
          <text:p text:style-name="P41">количество автоматических тестов,</text:p>
        </text:list-item>
        <text:list-item>
          <text:p text:style-name="P41">количество и объём, в килобайтах, программных компонент,</text:p>
        </text:list-item>
        <text:list-item>
          <text:p text:style-name="P41">фактическое быстродействие и затраты оперативной памяти, на нескольких примерах, сравнить с требованиями п. 7.2.</text:p>
        </text:list-item>
        <text:list-item>
          <text:p text:style-name="P41">фактическое количество пользователей, кроме разработчиков системы.</text:p>
        </text:list-item>
      </text:list>
      <text:p text:style-name="Stolen">Если данная система разрабатывалась как часть более крупной, привести количественную (например, «около 15% кода») и качественную оценку вклада данной подсистемы.</text:p>
      <text:p text:style-name="Stolen">Указать методику тестирования: по белому или чёрному ящику, бета-тестирование, случайное тестирование. Описать процедуру тестирования (вручную или автоматически), его объём и результаты.</text:p>
      <text:p text:style-name="Stolen">Если проводилось внедрение, описать процесс внедрения, полученный технико-экономический эффект, отзывы пользователей. Сослаться на <text:span text:style-name="T2">Акт о внедрении</text:span>, который должен прилагаться к работе.</text:p>
      <text:p text:style-name="Stolen">Сделать вывод об успешности реализации программной системы.</text:p>
      <text:p text:style-name="Stolen">Если сложность описываемой системы невелика, данный раздел можно опустить, и перенести данные о характеристиках системы и её внедрении в «Заключение».</text:p>
      <text:p text:style-name="Standard">Данные см. на гитхабе. Будет порядка 1000 строк кода.</text:p>
      <text:p text:style-name="Standard">С тестированием всё плохо: генераторы тестировались во время разработки всеми перечисленными методами, а также известным методом «авось правильно».</text:p>
      <text:h text:style-name="P5" text:outline-level="2"><text:bookmark-start text:name="_Toc233009961"/>9.1. Вычислительный эксперимент<text:bookmark-end text:name="_Toc233009961"/></text:h>
      <text:p text:style-name="Stolen">Данный раздел наиболее характерен для научно-исследовательских работ и часто является центральной частью таких работ.</text:p>
      <text:p text:style-name="Stolen">Следует указать цели эксперимента, экспериментальную гипотезу (если есть). Типичными целями являются: демонстрация возможности (приблизительного) решения поставленной задачи разработанным алгоритмом, подбор оптимальных параметров алгоритма, оценка производительности и оптимизация, сравнение различных вариантов алгоритма, оценка качества прогнозирования, выполняемого алгоритмом.</text:p>
      <text:p text:style-name="Stolen">Описать методику проведения эксперимента, обратить особое внимание на возможность её воспроизведения независимыми исследователями. При исследовании производительности — подробно описать использованную программно-аппаратную конфигурацию и методику измерений.</text:p>
      <text:p text:style-name="Stolen">Привести результаты эксперимента в виде набора таблиц и графиков. При построении графиков, особенно сравнительных, обратить внимание на корректный выбор масштаба по осям.</text:p>
      <text:p text:style-name="Stolen">Проанализировать результаты, сделать выводы о достижении целей эксперимента. Если целью эксперимента был подбор оптимальных параметров или вариантов алгоритма, перечислить полученные рекомендации.</text:p>
      <text:h text:style-name="P4" text:outline-level="1"><text:bookmark-start text:name="_Toc233009962"/>Заключение<text:bookmark-end text:name="_Toc233009962"/></text:h>
      <text:p text:style-name="Stolen">Раздел не нумеруется. Начать раздел фразой «Таким образом, в процессе <text:span text:style-name="T2">курсовой / дипломной / др.</text:span> работы мною было …», за которой перечислить виды деятельности, выполненные в рамках работы. Отделить в списке учебную деятельность («изучено», «углублены знания / повышены навыки в области…») от производственной («разработано», «спроектировано», «реализовано», и т.п.) </text:p>
      <text:p text:style-name="Stolen">В перечислении избегать общих выражений («изучена предметная область»), а вместо этого использовать конкретные («изучены основы банковского дела и схема работы на примере банка Х»).</text:p>
      <text:p text:style-name="Stolen">Кратко перечислить основные характеристики и достоинства разработанной системы, привести данные о её внедрении и достигнутом за счёт него эффекте, указать пути дальнейшего развития системы. В случае отсутствия п. 8 «Реализация», привести краткие сведения об объёме и сложности системы.</text:p>
      <text:p text:style-name="Standard">Таким образом, в процессе <text:span text:style-name="T7">курсовой</text:span> работы мною был поддержан существующий открытый проект. </text:p>
      <text:p text:style-name="Standard">В целом были выполнены поставленные задачи.</text:p>
      <text:p text:style-name="Standard">Я познакомился с ЯП перл, и за время выполнения работы мой перл стал заметно лучше.</text:p>
      <text:h text:style-name="P4" text:outline-level="1"><text:bookmark-start text:name="_Toc233009963"/><text:soft-page-break/>Список литературы<text:bookmark-end text:name="_Toc233009963"/></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paragraph-properties fo:margin-top="0.1665in" fo:margin-bottom="0.0417in" fo:keep-with-next="always"/>
      <style:text-properties style:font-name="Arial" fo:font-size="16pt" fo:font-weight="bold" style:letter-kerning="true" style:font-name-asian="Arial" style:font-size-asian="16pt" style:font-weight-asian="bold" style:font-name-complex="Arial" style:font-size-complex="16pt" style:font-weight-complex="bold"/>
    </style:style>
    <style:style style:name="toc_20_1" style:display-name="toc 1" style:family="paragraph" style:parent-style-name="Standard" style:next-style-name="Standard"/>
    <style:style style:name="toc_20_2" style:display-name="toc 2" style:family="paragraph" style:parent-style-name="Standard" style:next-style-name="Standard">
      <style:paragraph-properties fo:margin-left="0.1665in" fo:margin-right="0in" fo:text-indent="0.3937in" style:auto-text-indent="false"/>
    </style:style>
    <style:style style:name="toc_20_3" style:display-name="toc 3" style:family="paragraph" style:parent-style-name="Standard" style:next-style-name="Standard">
      <style:paragraph-properties fo:margin-left="0.3335in" fo:margin-right="0in" fo:text-indent="0.3937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Standard" style:next-style-name="Standard" style:default-outline-level="2" style:list-style-name="">
      <style:paragraph-properties fo:margin-top="0.1665in" fo:margin-bottom="0.0417in" fo:keep-with-next="always"/>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list-style-name="">
      <style:paragraph-properties fo:margin-top="0.1665in" fo:margin-bottom="0.0417in" fo:keep-with-next="always"/>
      <style:text-properties style:font-name="Arial" fo:font-size="13pt" fo:font-weight="bold" style:font-name-asian="Arial" style:font-size-asian="13pt" style:font-weight-asian="bold" style:font-name-complex="Arial" style:font-size-complex="13pt" style:font-weight-complex="bold"/>
    </style:style>
    <style:style style:name="caption" style:family="paragraph" style:parent-style-name="Standard" style:next-style-name="Standard">
      <style:paragraph-properties fo:margin-top="0.0835in" fo:margin-bottom="0.0417in"/>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tolen" style:family="paragraph" style:parent-style-name="Standard" style:class="text">
      <style:paragraph-properties style:writing-mode="lr-tb"/>
      <style:text-properties fo:font-size="10pt" fo:font-style="italic" style:font-size-asian="10.5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30_20_1" style:display-name="RTF_Num 30 1" style:family="text">
      <style:text-properties style:use-window-font-color="true" style:font-name="Symbol" style:font-name-asian="Symbol" style:font-name-complex="Symbol"/>
    </style:style>
    <style:style style:name="RTF_5f_Num_20_30_20_2" style:display-name="RTF_Num 30 2" style:family="text">
      <style:text-properties style:font-name="Courier New" style:font-name-asian="Courier New" style:font-name-complex="Courier New"/>
    </style:style>
    <style:style style:name="RTF_5f_Num_20_30_20_3" style:display-name="RTF_Num 30 3" style:family="text">
      <style:text-properties style:font-name="Wingdings" style:font-name-asian="Wingdings" style:font-name-complex="Wingdings"/>
    </style:style>
    <style:style style:name="RTF_5f_Num_20_30_20_4" style:display-name="RTF_Num 30 4" style:family="text">
      <style:text-properties style:font-name="Symbol" style:font-name-asian="Symbol" style:font-name-complex="Symbol"/>
    </style:style>
    <style:style style:name="RTF_5f_Num_20_30_20_5" style:display-name="RTF_Num 30 5" style:family="text">
      <style:text-properties style:font-name="Courier New" style:font-name-asian="Courier New" style:font-name-complex="Courier New"/>
    </style:style>
    <style:style style:name="RTF_5f_Num_20_30_20_6" style:display-name="RTF_Num 30 6" style:family="text">
      <style:text-properties style:font-name="Wingdings" style:font-name-asian="Wingdings" style:font-name-complex="Wingdings"/>
    </style:style>
    <style:style style:name="RTF_5f_Num_20_30_20_7" style:display-name="RTF_Num 30 7" style:family="text">
      <style:text-properties style:font-name="Symbol" style:font-name-asian="Symbol" style:font-name-complex="Symbol"/>
    </style:style>
    <style:style style:name="RTF_5f_Num_20_30_20_8" style:display-name="RTF_Num 30 8" style:family="text">
      <style:text-properties style:font-name="Courier New" style:font-name-asian="Courier New" style:font-name-complex="Courier New"/>
    </style:style>
    <style:style style:name="RTF_5f_Num_20_30_20_9" style:display-name="RTF_Num 30 9" style:family="text">
      <style:text-properties style:font-name="Wingdings" style:font-name-asian="Wingdings" style:font-name-complex="Wingdings"/>
    </style:style>
    <style:style style:name="RTF_5f_Num_20_13_20_1" style:display-name="RTF_Num 13 1" style:family="text">
      <style:text-properties style:font-name-complex="Times New Roman"/>
    </style:style>
    <style:style style:name="RTF_5f_Num_20_13_20_2" style:display-name="RTF_Num 13 2" style:family="text">
      <style:text-properties style:font-name-complex="Times New Roman"/>
    </style:style>
    <style:style style:name="RTF_5f_Num_20_13_20_3" style:display-name="RTF_Num 13 3" style:family="text">
      <style:text-properties style:font-name-complex="Times New Roman"/>
    </style:style>
    <style:style style:name="RTF_5f_Num_20_13_20_4" style:display-name="RTF_Num 13 4" style:family="text">
      <style:text-properties style:font-name-complex="Times New Roman"/>
    </style:style>
    <style:style style:name="RTF_5f_Num_20_13_20_5" style:display-name="RTF_Num 13 5" style:family="text">
      <style:text-properties style:font-name-complex="Times New Roman"/>
    </style:style>
    <style:style style:name="RTF_5f_Num_20_13_20_6" style:display-name="RTF_Num 13 6" style:family="text">
      <style:text-properties style:font-name-complex="Times New Roman"/>
    </style:style>
    <style:style style:name="RTF_5f_Num_20_13_20_7" style:display-name="RTF_Num 13 7" style:family="text">
      <style:text-properties style:font-name-complex="Times New Roman"/>
    </style:style>
    <style:style style:name="RTF_5f_Num_20_13_20_8" style:display-name="RTF_Num 13 8" style:family="text">
      <style:text-properties style:font-name-complex="Times New Roman"/>
    </style:style>
    <style:style style:name="RTF_5f_Num_20_13_20_9" style:display-name="RTF_Num 13 9" style:family="text">
      <style:text-properties style:font-name-complex="Times New Roman"/>
    </style:style>
    <style:style style:name="RTF_5f_Num_20_32_20_1" style:display-name="RTF_Num 32 1" style:family="text">
      <style:text-properties style:font-name-complex="Times New Roman"/>
    </style:style>
    <style:style style:name="RTF_5f_Num_20_32_20_2" style:display-name="RTF_Num 32 2" style:family="text">
      <style:text-properties style:font-name-complex="Times New Roman"/>
    </style:style>
    <style:style style:name="RTF_5f_Num_20_32_20_3" style:display-name="RTF_Num 32 3" style:family="text">
      <style:text-properties style:font-name-complex="Times New Roman"/>
    </style:style>
    <style:style style:name="RTF_5f_Num_20_32_20_4" style:display-name="RTF_Num 32 4" style:family="text">
      <style:text-properties style:font-name-complex="Times New Roman"/>
    </style:style>
    <style:style style:name="RTF_5f_Num_20_32_20_5" style:display-name="RTF_Num 32 5" style:family="text">
      <style:text-properties style:font-name-complex="Times New Roman"/>
    </style:style>
    <style:style style:name="RTF_5f_Num_20_32_20_6" style:display-name="RTF_Num 32 6" style:family="text">
      <style:text-properties style:font-name-complex="Times New Roman"/>
    </style:style>
    <style:style style:name="RTF_5f_Num_20_32_20_7" style:display-name="RTF_Num 32 7" style:family="text">
      <style:text-properties style:font-name-complex="Times New Roman"/>
    </style:style>
    <style:style style:name="RTF_5f_Num_20_32_20_8" style:display-name="RTF_Num 32 8" style:family="text">
      <style:text-properties style:font-name-complex="Times New Roman"/>
    </style:style>
    <style:style style:name="RTF_5f_Num_20_32_20_9" style:display-name="RTF_Num 32 9" style:family="text">
      <style:text-properties style:font-name-complex="Times New Roman"/>
    </style:style>
    <style:style style:name="RTF_5f_Num_20_12_20_1" style:display-name="RTF_Num 12 1" style:family="text">
      <style:text-properties style:font-name-complex="Times New Roman"/>
    </style:style>
    <style:style style:name="RTF_5f_Num_20_12_20_2" style:display-name="RTF_Num 12 2" style:family="text">
      <style:text-properties style:font-name-complex="Times New Roman"/>
    </style:style>
    <style:style style:name="RTF_5f_Num_20_12_20_3" style:display-name="RTF_Num 12 3" style:family="text">
      <style:text-properties style:font-name-complex="Times New Roman"/>
    </style:style>
    <style:style style:name="RTF_5f_Num_20_12_20_4" style:display-name="RTF_Num 12 4" style:family="text">
      <style:text-properties style:font-name-complex="Times New Roman"/>
    </style:style>
    <style:style style:name="RTF_5f_Num_20_12_20_5" style:display-name="RTF_Num 12 5" style:family="text">
      <style:text-properties style:font-name-complex="Times New Roman"/>
    </style:style>
    <style:style style:name="RTF_5f_Num_20_12_20_6" style:display-name="RTF_Num 12 6" style:family="text">
      <style:text-properties style:font-name-complex="Times New Roman"/>
    </style:style>
    <style:style style:name="RTF_5f_Num_20_12_20_7" style:display-name="RTF_Num 12 7" style:family="text">
      <style:text-properties style:font-name-complex="Times New Roman"/>
    </style:style>
    <style:style style:name="RTF_5f_Num_20_12_20_8" style:display-name="RTF_Num 12 8" style:family="text">
      <style:text-properties style:font-name-complex="Times New Roman"/>
    </style:style>
    <style:style style:name="RTF_5f_Num_20_12_20_9" style:display-name="RTF_Num 12 9" style:family="text">
      <style:text-properties style:font-name-complex="Times New Roman"/>
    </style:style>
    <style:style style:name="RTF_5f_Num_20_17_20_1" style:display-name="RTF_Num 17 1" style:family="text">
      <style:text-properties style:font-name-complex="Times New Roman"/>
    </style:style>
    <style:style style:name="RTF_5f_Num_20_17_20_2" style:display-name="RTF_Num 17 2" style:family="text">
      <style:text-properties style:font-name-complex="Times New Roman"/>
    </style:style>
    <style:style style:name="RTF_5f_Num_20_17_20_3" style:display-name="RTF_Num 17 3" style:family="text">
      <style:text-properties style:font-name-complex="Times New Roman"/>
    </style:style>
    <style:style style:name="RTF_5f_Num_20_17_20_4" style:display-name="RTF_Num 17 4" style:family="text">
      <style:text-properties style:font-name-complex="Times New Roman"/>
    </style:style>
    <style:style style:name="RTF_5f_Num_20_17_20_5" style:display-name="RTF_Num 17 5" style:family="text">
      <style:text-properties style:font-name-complex="Times New Roman"/>
    </style:style>
    <style:style style:name="RTF_5f_Num_20_17_20_6" style:display-name="RTF_Num 17 6" style:family="text">
      <style:text-properties style:font-name-complex="Times New Roman"/>
    </style:style>
    <style:style style:name="RTF_5f_Num_20_17_20_7" style:display-name="RTF_Num 17 7" style:family="text">
      <style:text-properties style:font-name-complex="Times New Roman"/>
    </style:style>
    <style:style style:name="RTF_5f_Num_20_17_20_8" style:display-name="RTF_Num 17 8" style:family="text">
      <style:text-properties style:font-name-complex="Times New Roman"/>
    </style:style>
    <style:style style:name="RTF_5f_Num_20_17_20_9" style:display-name="RTF_Num 17 9" style:family="text">
      <style:text-properties style:font-name-complex="Times New Roman"/>
    </style:style>
    <style:style style:name="RTF_5f_Num_20_20_20_1" style:display-name="RTF_Num 20 1" style:family="text">
      <style:text-properties style:font-name-complex="Times New Roman"/>
    </style:style>
    <style:style style:name="RTF_5f_Num_20_20_20_2" style:display-name="RTF_Num 20 2" style:family="text">
      <style:text-properties style:font-name-complex="Times New Roman"/>
    </style:style>
    <style:style style:name="RTF_5f_Num_20_20_20_3" style:display-name="RTF_Num 20 3" style:family="text">
      <style:text-properties style:font-name-complex="Times New Roman"/>
    </style:style>
    <style:style style:name="RTF_5f_Num_20_20_20_4" style:display-name="RTF_Num 20 4" style:family="text">
      <style:text-properties style:font-name-complex="Times New Roman"/>
    </style:style>
    <style:style style:name="RTF_5f_Num_20_20_20_5" style:display-name="RTF_Num 20 5" style:family="text">
      <style:text-properties style:font-name-complex="Times New Roman"/>
    </style:style>
    <style:style style:name="RTF_5f_Num_20_20_20_6" style:display-name="RTF_Num 20 6" style:family="text">
      <style:text-properties style:font-name-complex="Times New Roman"/>
    </style:style>
    <style:style style:name="RTF_5f_Num_20_20_20_7" style:display-name="RTF_Num 20 7" style:family="text">
      <style:text-properties style:font-name-complex="Times New Roman"/>
    </style:style>
    <style:style style:name="RTF_5f_Num_20_20_20_8" style:display-name="RTF_Num 20 8" style:family="text">
      <style:text-properties style:font-name-complex="Times New Roman"/>
    </style:style>
    <style:style style:name="RTF_5f_Num_20_20_20_9" style:display-name="RTF_Num 20 9" style:family="text">
      <style:text-properties style:font-name-complex="Times New Roman"/>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Основной_20_шрифт_20_абзаца" style:display-name="Основной шрифт абзаца" style:family="text"/>
    <style:style style:name="Footnote_20_Symbol" style:display-name="Footnote Symbol" style:family="text" style:parent-style-name="Основной_20_шрифт_20_абзаца">
      <style:text-properties style:text-position="super 58%"/>
    </style:style>
    <style:style style:name="WW8Num16z0" style:family="text">
      <style:text-properties style:use-window-font-color="true" style:font-name="Symbol"/>
    </style:style>
    <style:style style:name="WW8Num26z0" style:family="text">
      <style:text-properties style:use-window-font-color="true" style:font-name="Symbol"/>
    </style:style>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30" style:display-name="RTF_Num 30">
      <text:list-level-style-bullet text:level="1" text:style-name="RTF_5f_Num_20_30_20_1" style:num-suffix="." text:bullet-char="">
        <style:list-level-properties text:space-before="0.3937in" text:min-label-width="0.25in"/>
        <style:text-properties style:font-name="Symbol"/>
      </text:list-level-style-bullet>
      <text:list-level-style-bullet text:level="2" text:style-name="RTF_5f_Num_20_30_20_2" style:num-suffix="." text:bullet-char="o">
        <style:list-level-properties text:space-before="0.8937in" text:min-label-width="0.25in"/>
        <style:text-properties style:font-name="Courier New"/>
      </text:list-level-style-bullet>
      <text:list-level-style-bullet text:level="3" text:style-name="RTF_5f_Num_20_30_20_3" style:num-suffix="." text:bullet-char="">
        <style:list-level-properties text:space-before="1.3937in" text:min-label-width="0.25in"/>
        <style:text-properties style:font-name="Wingdings"/>
      </text:list-level-style-bullet>
      <text:list-level-style-bullet text:level="4" text:style-name="RTF_5f_Num_20_30_20_4" style:num-suffix="." text:bullet-char="">
        <style:list-level-properties text:space-before="1.8937in" text:min-label-width="0.25in"/>
        <style:text-properties style:font-name="Symbol"/>
      </text:list-level-style-bullet>
      <text:list-level-style-bullet text:level="5" text:style-name="RTF_5f_Num_20_30_20_5" style:num-suffix="." text:bullet-char="o">
        <style:list-level-properties text:space-before="2.3937in" text:min-label-width="0.25in"/>
        <style:text-properties style:font-name="Courier New"/>
      </text:list-level-style-bullet>
      <text:list-level-style-bullet text:level="6" text:style-name="RTF_5f_Num_20_30_20_6" style:num-suffix="." text:bullet-char="">
        <style:list-level-properties text:space-before="2.8937in" text:min-label-width="0.25in"/>
        <style:text-properties style:font-name="Wingdings"/>
      </text:list-level-style-bullet>
      <text:list-level-style-bullet text:level="7" text:style-name="RTF_5f_Num_20_30_20_7" style:num-suffix="." text:bullet-char="">
        <style:list-level-properties text:space-before="3.3937in" text:min-label-width="0.25in"/>
        <style:text-properties style:font-name="Symbol"/>
      </text:list-level-style-bullet>
      <text:list-level-style-bullet text:level="8" text:style-name="RTF_5f_Num_20_30_20_8" style:num-suffix="." text:bullet-char="o">
        <style:list-level-properties text:space-before="3.8937in" text:min-label-width="0.25in"/>
        <style:text-properties style:font-name="Courier New"/>
      </text:list-level-style-bullet>
      <text:list-level-style-bullet text:level="9" text:style-name="RTF_5f_Num_20_30_20_9" style:num-suffix="." text:bullet-char="">
        <style:list-level-properties text:space-before="4.3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13" style:display-name="RTF_Num 13">
      <text:list-level-style-number text:level="1" text:style-name="RTF_5f_Num_20_13_20_1" style:num-suffix=")" style:num-format="1">
        <style:list-level-properties text:space-before="0.3937in" text:min-label-width="0.25in"/>
      </text:list-level-style-number>
      <text:list-level-style-number text:level="2" text:style-name="RTF_5f_Num_20_13_20_2" style:num-suffix="." style:num-format="a" style:num-letter-sync="true">
        <style:list-level-properties text:space-before="0.8937in" text:min-label-width="0.25in"/>
      </text:list-level-style-number>
      <text:list-level-style-number text:level="3" text:style-name="RTF_5f_Num_20_13_20_3" style:num-suffix="." style:num-format="i">
        <style:list-level-properties text:space-before="1.5185in" text:min-label-width="0.1252in" fo:text-align="end"/>
      </text:list-level-style-number>
      <text:list-level-style-number text:level="4" text:style-name="RTF_5f_Num_20_13_20_4" style:num-suffix="." style:num-format="1">
        <style:list-level-properties text:space-before="1.8937in" text:min-label-width="0.25in"/>
      </text:list-level-style-number>
      <text:list-level-style-number text:level="5" text:style-name="RTF_5f_Num_20_13_20_5" style:num-suffix="." style:num-format="a" style:num-letter-sync="true">
        <style:list-level-properties text:space-before="2.3937in" text:min-label-width="0.25in"/>
      </text:list-level-style-number>
      <text:list-level-style-number text:level="6" text:style-name="RTF_5f_Num_20_13_20_6" style:num-suffix="." style:num-format="i">
        <style:list-level-properties text:space-before="3.0185in" text:min-label-width="0.1252in" fo:text-align="end"/>
      </text:list-level-style-number>
      <text:list-level-style-number text:level="7" text:style-name="RTF_5f_Num_20_13_20_7" style:num-suffix="." style:num-format="1">
        <style:list-level-properties text:space-before="3.3937in" text:min-label-width="0.25in"/>
      </text:list-level-style-number>
      <text:list-level-style-number text:level="8" text:style-name="RTF_5f_Num_20_13_20_8" style:num-suffix="." style:num-format="a" style:num-letter-sync="true">
        <style:list-level-properties text:space-before="3.8937in" text:min-label-width="0.25in"/>
      </text:list-level-style-number>
      <text:list-level-style-number text:level="9" text:style-name="RTF_5f_Num_20_13_20_9" style:num-suffix="." style:num-format="i">
        <style:list-level-properties text:space-before="4.5185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32" style:display-name="RTF_Num 32">
      <text:list-level-style-number text:level="1" text:style-name="RTF_5f_Num_20_32_20_1" style:num-suffix=")" style:num-format="1">
        <style:list-level-properties text:space-before="0.3937in" text:min-label-width="0.25in"/>
      </text:list-level-style-number>
      <text:list-level-style-number text:level="2" text:style-name="RTF_5f_Num_20_32_20_2" style:num-suffix="." style:num-format="a" style:num-letter-sync="true">
        <style:list-level-properties text:space-before="0.75in" text:min-label-width="0.25in"/>
      </text:list-level-style-number>
      <text:list-level-style-number text:level="3" text:style-name="RTF_5f_Num_20_32_20_3" style:num-suffix="." style:num-format="i">
        <style:list-level-properties text:space-before="1.3748in" text:min-label-width="0.1252in" fo:text-align="end"/>
      </text:list-level-style-number>
      <text:list-level-style-number text:level="4" text:style-name="RTF_5f_Num_20_32_20_4" style:num-suffix="." style:num-format="1">
        <style:list-level-properties text:space-before="1.75in" text:min-label-width="0.25in"/>
      </text:list-level-style-number>
      <text:list-level-style-number text:level="5" text:style-name="RTF_5f_Num_20_32_20_5" style:num-suffix="." style:num-format="a" style:num-letter-sync="true">
        <style:list-level-properties text:space-before="2.25in" text:min-label-width="0.25in"/>
      </text:list-level-style-number>
      <text:list-level-style-number text:level="6" text:style-name="RTF_5f_Num_20_32_20_6" style:num-suffix="." style:num-format="i">
        <style:list-level-properties text:space-before="2.8748in" text:min-label-width="0.1252in" fo:text-align="end"/>
      </text:list-level-style-number>
      <text:list-level-style-number text:level="7" text:style-name="RTF_5f_Num_20_32_20_7" style:num-suffix="." style:num-format="1">
        <style:list-level-properties text:space-before="3.25in" text:min-label-width="0.25in"/>
      </text:list-level-style-number>
      <text:list-level-style-number text:level="8" text:style-name="RTF_5f_Num_20_32_20_8" style:num-suffix="." style:num-format="a" style:num-letter-sync="true">
        <style:list-level-properties text:space-before="3.75in" text:min-label-width="0.25in"/>
      </text:list-level-style-number>
      <text:list-level-style-number text:level="9" text:style-name="RTF_5f_Num_20_32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suffix=")" style:num-format="1">
        <style:list-level-properties text:space-before="0.3937in" text:min-label-width="0.25in"/>
      </text:list-level-style-number>
      <text:list-level-style-number text:level="2" text:style-name="RTF_5f_Num_20_12_20_2" style:num-suffix="." style:num-format="a" style:num-letter-sync="true">
        <style:list-level-properties text:space-before="0.8937in" text:min-label-width="0.25in"/>
      </text:list-level-style-number>
      <text:list-level-style-number text:level="3" text:style-name="RTF_5f_Num_20_12_20_3" style:num-suffix="." style:num-format="i">
        <style:list-level-properties text:space-before="1.5185in" text:min-label-width="0.1252in" fo:text-align="end"/>
      </text:list-level-style-number>
      <text:list-level-style-number text:level="4" text:style-name="RTF_5f_Num_20_12_20_4" style:num-suffix="." style:num-format="1">
        <style:list-level-properties text:space-before="1.8937in" text:min-label-width="0.25in"/>
      </text:list-level-style-number>
      <text:list-level-style-number text:level="5" text:style-name="RTF_5f_Num_20_12_20_5" style:num-suffix="." style:num-format="a" style:num-letter-sync="true">
        <style:list-level-properties text:space-before="2.3937in" text:min-label-width="0.25in"/>
      </text:list-level-style-number>
      <text:list-level-style-number text:level="6" text:style-name="RTF_5f_Num_20_12_20_6" style:num-suffix="." style:num-format="i">
        <style:list-level-properties text:space-before="3.0185in" text:min-label-width="0.1252in" fo:text-align="end"/>
      </text:list-level-style-number>
      <text:list-level-style-number text:level="7" text:style-name="RTF_5f_Num_20_12_20_7" style:num-suffix="." style:num-format="1">
        <style:list-level-properties text:space-before="3.3937in" text:min-label-width="0.25in"/>
      </text:list-level-style-number>
      <text:list-level-style-number text:level="8" text:style-name="RTF_5f_Num_20_12_20_8" style:num-suffix="." style:num-format="a" style:num-letter-sync="true">
        <style:list-level-properties text:space-before="3.8937in" text:min-label-width="0.25in"/>
      </text:list-level-style-number>
      <text:list-level-style-number text:level="9" text:style-name="RTF_5f_Num_20_12_20_9" style:num-suffix="." style:num-format="i">
        <style:list-level-properties text:space-before="4.5185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text:style-name="RTF_5f_Num_20_17_20_1" style:num-suffix=")" style:num-format="1">
        <style:list-level-properties text:space-before="0.3937in" text:min-label-width="0.25in"/>
      </text:list-level-style-number>
      <text:list-level-style-number text:level="2" text:style-name="RTF_5f_Num_20_17_20_2" style:num-suffix="." style:num-format="a" style:num-letter-sync="true">
        <style:list-level-properties text:space-before="0.75in" text:min-label-width="0.25in"/>
      </text:list-level-style-number>
      <text:list-level-style-number text:level="3" text:style-name="RTF_5f_Num_20_17_20_3" style:num-suffix="." style:num-format="i">
        <style:list-level-properties text:space-before="1.3748in" text:min-label-width="0.1252in" fo:text-align="end"/>
      </text:list-level-style-number>
      <text:list-level-style-number text:level="4" text:style-name="RTF_5f_Num_20_17_20_4" style:num-suffix="." style:num-format="1">
        <style:list-level-properties text:space-before="1.75in" text:min-label-width="0.25in"/>
      </text:list-level-style-number>
      <text:list-level-style-number text:level="5" text:style-name="RTF_5f_Num_20_17_20_5" style:num-suffix="." style:num-format="a" style:num-letter-sync="true">
        <style:list-level-properties text:space-before="2.25in" text:min-label-width="0.25in"/>
      </text:list-level-style-number>
      <text:list-level-style-number text:level="6" text:style-name="RTF_5f_Num_20_17_20_6" style:num-suffix="." style:num-format="i">
        <style:list-level-properties text:space-before="2.8748in" text:min-label-width="0.1252in" fo:text-align="end"/>
      </text:list-level-style-number>
      <text:list-level-style-number text:level="7" text:style-name="RTF_5f_Num_20_17_20_7" style:num-suffix="." style:num-format="1">
        <style:list-level-properties text:space-before="3.25in" text:min-label-width="0.25in"/>
      </text:list-level-style-number>
      <text:list-level-style-number text:level="8" text:style-name="RTF_5f_Num_20_17_20_8" style:num-suffix="." style:num-format="a" style:num-letter-sync="true">
        <style:list-level-properties text:space-before="3.75in" text:min-label-width="0.25in"/>
      </text:list-level-style-number>
      <text:list-level-style-number text:level="9" text:style-name="RTF_5f_Num_20_17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text:style-name="RTF_5f_Num_20_20_20_1" style:num-suffix="]" style:num-format="1">
        <style:list-level-properties text:space-before="0.3937in" text:min-label-width="0.25in"/>
      </text:list-level-style-number>
      <text:list-level-style-number text:level="2" text:style-name="RTF_5f_Num_20_20_20_2" style:num-suffix="." style:num-format="a" style:num-letter-sync="true">
        <style:list-level-properties text:space-before="0.75in" text:min-label-width="0.25in"/>
      </text:list-level-style-number>
      <text:list-level-style-number text:level="3" text:style-name="RTF_5f_Num_20_20_20_3" style:num-suffix="." style:num-format="i">
        <style:list-level-properties text:space-before="1.3748in" text:min-label-width="0.1252in" fo:text-align="end"/>
      </text:list-level-style-number>
      <text:list-level-style-number text:level="4" text:style-name="RTF_5f_Num_20_20_20_4" style:num-suffix="." style:num-format="1">
        <style:list-level-properties text:space-before="1.75in" text:min-label-width="0.25in"/>
      </text:list-level-style-number>
      <text:list-level-style-number text:level="5" text:style-name="RTF_5f_Num_20_20_20_5" style:num-suffix="." style:num-format="a" style:num-letter-sync="true">
        <style:list-level-properties text:space-before="2.25in" text:min-label-width="0.25in"/>
      </text:list-level-style-number>
      <text:list-level-style-number text:level="6" text:style-name="RTF_5f_Num_20_20_20_6" style:num-suffix="." style:num-format="i">
        <style:list-level-properties text:space-before="2.8748in" text:min-label-width="0.1252in" fo:text-align="end"/>
      </text:list-level-style-number>
      <text:list-level-style-number text:level="7" text:style-name="RTF_5f_Num_20_20_20_7" style:num-suffix="." style:num-format="1">
        <style:list-level-properties text:space-before="3.25in" text:min-label-width="0.25in"/>
      </text:list-level-style-number>
      <text:list-level-style-number text:level="8" text:style-name="RTF_5f_Num_20_20_20_8" style:num-suffix="." style:num-format="a" style:num-letter-sync="true">
        <style:list-level-properties text:space-before="3.75in" text:min-label-width="0.25in"/>
      </text:list-level-style-number>
      <text:list-level-style-number text:level="9" text:style-name="RTF_5f_Num_20_20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ehemoth </meta:initial-creator>
    <meta:creation-date>2011-04-24T23:59:48</meta:creation-date>
    <dc:date>2011-04-27T20:26:43</dc:date>
    <dc:creator>Behemoth </dc:creator>
    <meta:editing-duration>PT12H07M49S</meta:editing-duration>
    <meta:editing-cycles>17</meta:editing-cycles>
    <meta:generator>OpenOffice.org/3.2$Unix OpenOffice.org_project/320m12$Build-9483</meta:generator>
    <meta:document-statistic meta:table-count="0" meta:image-count="0" meta:object-count="1" meta:page-count="19" meta:paragraph-count="313" meta:word-count="6227" meta:character-count="49472"/>
  </office:meta>
</office:document-meta>
</file>